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questions" table:style-name="ta1">
        <table:table-row>
          <table:table-cell office:value-type="string">
            <text:p>id</text:p>
          </table:table-cell>
          <table:table-cell office:value-type="string">
            <text:p>content</text:p>
          </table:table-cell>
          <table:table-cell office:value-type="string">
            <text:p>correctAnsewer</text:p>
          </table:table-cell>
          <table:table-cell office:value-type="string">
            <text:p>media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Czy w trakcie prowadzenia pojazdu, wraz z upływem czasu, poprawia się Twoja zdolność dostrzegania znaków i sygnałów drogowych?</text:p>
          </table:table-cell>
          <table:table-cell office:value-type="boolean" office:boolean-value="false">
            <text:p>FALSE</text:p>
          </table:table-cell>
          <table:table-cell office:value-type="string">
            <text:p>IMG_9599org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919">
            <text:p>919</text:p>
          </table:table-cell>
          <table:table-cell office:value-type="string">
            <text:p>Czy gdy prowadzisz w stanie pobudzenia emocjonalnego, to maleje Twoja zdolność koncentracji uwagi?</text:p>
          </table:table-cell>
          <table:table-cell office:value-type="boolean" office:boolean-value="true">
            <text:p>TRUE</text:p>
          </table:table-cell>
          <table:table-cell office:value-type="string">
            <text:p>GND30__4_org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52">
            <text:p>1252</text:p>
          </table:table-cell>
          <table:table-cell office:value-type="string">
            <text:p>Kierując motocyklem, uczestniczysz w wypadku drogowym, w którym jest ranny. Czy obowiązuje Cię zakaz usuwania pojazdu z miejsca wypadku?</text:p>
          </table:table-cell>
          <table:table-cell office:value-type="boolean" office:boolean-value="true">
            <text:p>TRUE</text:p>
          </table:table-cell>
          <table:table-cell office:value-type="string">
            <text:p>img_4604zz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258">
            <text:p>1258</text:p>
          </table:table-cell>
          <table:table-cell office:value-type="string">
            <text:p>Czy w tej sytuacji masz obowiązek przesunąć uszkodzony motocykl na pobocze drogi?</text:p>
          </table:table-cell>
          <table:table-cell office:value-type="boolean" office:boolean-value="true">
            <text:p>TRUE</text:p>
          </table:table-cell>
          <table:table-cell office:value-type="string">
            <text:p>0590D14MM_motocyklorgbm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259">
            <text:p>1259</text:p>
          </table:table-cell>
          <table:table-cell office:value-type="string">
            <text:p>Czy w tej sytuacji masz obowiązek przesunąć na pobocze motocykl, który uległ awarii?</text:p>
          </table:table-cell>
          <table:table-cell office:value-type="boolean" office:boolean-value="true">
            <text:p>TRUE</text:p>
          </table:table-cell>
          <table:table-cell office:value-type="string">
            <text:p>0357D14MM_motocyklorgbm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262">
            <text:p>1262</text:p>
          </table:table-cell>
          <table:table-cell office:value-type="string">
            <text:p>Czy w tej sytuacji masz obowiązek przesunąć uszkodzony motocykl na pas awaryjny?</text:p>
          </table:table-cell>
          <table:table-cell office:value-type="boolean" office:boolean-value="true">
            <text:p>TRUE</text:p>
          </table:table-cell>
          <table:table-cell office:value-type="string">
            <text:p>1444D15_Amotocyklorgbm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264">
            <text:p>1264</text:p>
          </table:table-cell>
          <table:table-cell office:value-type="string">
            <text:p>Czy w tej sytuacji masz obowiązek przestawić uszkodzony motocykl na pas awaryjny?</text:p>
          </table:table-cell>
          <table:table-cell office:value-type="boolean" office:boolean-value="true">
            <text:p>TRUE</text:p>
          </table:table-cell>
          <table:table-cell office:value-type="string">
            <text:p>410D15_motocyklorgbm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278">
            <text:p>1278</text:p>
          </table:table-cell>
          <table:table-cell office:value-type="string">
            <text:p>Czy w tej sytuacji masz obowiązek sygnalizować postój uszkodzonego ciągnika rolniczego?</text:p>
          </table:table-cell>
          <table:table-cell office:value-type="boolean" office:boolean-value="true">
            <text:p>TRUE</text:p>
          </table:table-cell>
          <table:table-cell office:value-type="string">
            <text:p>1001D14_traktor_z2orgbm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647">
            <text:p>1647</text:p>
          </table:table-cell>
          <table:table-cell office:value-type="string">
            <text:p>Czy w tej sytuacji musisz przewidywać, że zza tramwaju wyjedzie rowerzysta?</text:p>
          </table:table-cell>
          <table:table-cell office:value-type="boolean" office:boolean-value="true">
            <text:p>TRUE</text:p>
          </table:table-cell>
          <table:table-cell office:value-type="string">
            <text:p>3287D15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651">
            <text:p>1651</text:p>
          </table:table-cell>
          <table:table-cell office:value-type="string">
            <text:p>Czy w tej sytuacji możesz podjąć próbę wyprzedzania rowerzysty?</text:p>
          </table:table-cell>
          <table:table-cell office:value-type="boolean" office:boolean-value="false">
            <text:p>FALSE</text:p>
          </table:table-cell>
          <table:table-cell office:value-type="string">
            <text:p>3352D15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660">
            <text:p>1660</text:p>
          </table:table-cell>
          <table:table-cell office:value-type="string">
            <text:p>Czy w tej sytuacji, powstrzymanie się od wyprzedzenia rowerzysty jest prawidłowe?</text:p>
          </table:table-cell>
          <table:table-cell office:value-type="boolean" office:boolean-value="true">
            <text:p>TRUE</text:p>
          </table:table-cell>
          <table:table-cell office:value-type="string">
            <text:p>MD_D15b_10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671">
            <text:p>1671</text:p>
          </table:table-cell>
          <table:table-cell office:value-type="string">
            <text:p>Czy w tej sytuacji wolno Ci zrezygnować z obserwacji zachowania dzieci?</text:p>
          </table:table-cell>
          <table:table-cell office:value-type="boolean" office:boolean-value="false">
            <text:p>FALSE</text:p>
          </table:table-cell>
          <table:table-cell office:value-type="string">
            <text:p>3764D15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672">
            <text:p>1672</text:p>
          </table:table-cell>
          <table:table-cell office:value-type="string">
            <text:p>Czy w tej sytuacji powinieneś zmniejszyć prędkość?</text:p>
          </table:table-cell>
          <table:table-cell office:value-type="boolean" office:boolean-value="true">
            <text:p>TRUE</text:p>
          </table:table-cell>
          <table:table-cell office:value-type="string">
            <text:p>4221D15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674">
            <text:p>1674</text:p>
          </table:table-cell>
          <table:table-cell office:value-type="string">
            <text:p>Czy w tej sytuacji powinieneś oddalić się od prawej krawędzi jezdni?</text:p>
          </table:table-cell>
          <table:table-cell office:value-type="boolean" office:boolean-value="true">
            <text:p>TRUE</text:p>
          </table:table-cell>
          <table:table-cell office:value-type="string">
            <text:p>3039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190">
            <text:p>2190</text:p>
          </table:table-cell>
          <table:table-cell office:value-type="string">
            <text:p>Co należy zrobić w przypadku podejrzenia urazu kręgosłupa szyjnego oraz braku oddechu<text:s text:c="2"/>u poszkodowanego w wypadku drogowym?</text:p>
          </table:table-cell>
          <table:table-cell office:value-type="string">
            <text:p>C</text:p>
          </table:table-cell>
          <table:table-cell office:value-type="string">
            <text:p>R_018org.jpg</text:p>
          </table:table-cell>
          <table:table-cell office:value-type="string">
            <text:p>specialized</text:p>
          </table:table-cell>
          <table:table-cell office:value-type="float" office:value="2">
            <text:p>2</text:p>
          </table:table-cell>
          <table:table-cell office:value-type="string">
            <text:p>Przygiąć głowę poszkodowanego do klatki piersiowej.</text:p>
          </table:table-cell>
          <table:table-cell office:value-type="string">
            <text:p>Włożyć poszkodowanemu pod głowę coś miękkiego, np. zwiniętą kurtkę.</text:p>
          </table:table-cell>
          <table:table-cell office:value-type="string">
            <text:p>Rozpocząć resuscytację krążeniowo - oddechową</text:p>
          </table:table-cell>
        </table:table-row>
        <table:table-row>
          <table:table-cell office:value-type="float" office:value="2215">
            <text:p>2215</text:p>
          </table:table-cell>
          <table:table-cell office:value-type="string">
            <text:p><text:s/>Czy w przedstawionej sytuacji należy rozpocząć hamowanie pojazdu?</text:p>
          </table:table-cell>
          <table:table-cell office:value-type="boolean" office:boolean-value="true">
            <text:p>TRUE</text:p>
          </table:table-cell>
          <table:table-cell office:value-type="string">
            <text:p>D24_21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332">
            <text:p>2332</text:p>
          </table:table-cell>
          <table:table-cell office:value-type="string">
            <text:p>Czy w tej sytuacji jesteś obowiązany do zachowania szczególnej ostrożności?</text:p>
          </table:table-cell>
          <table:table-cell office:value-type="boolean" office:boolean-value="true">
            <text:p>TRUE</text:p>
          </table:table-cell>
          <table:table-cell office:value-type="string">
            <text:p>D18_1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333">
            <text:p>2333</text:p>
          </table:table-cell>
          <table:table-cell office:value-type="string">
            <text:p>Czy w tej sytuacji jesteś zwolniony z obowiązku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D18_1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20">
            <text:p>2420</text:p>
          </table:table-cell>
          <table:table-cell office:value-type="string">
            <text:p>Czy w tej sytuacji wolno Ci opuścić miejsce zdarzenia, bo uznałeś, że sprawca wypadku udzieli pomocy poszkodowanemu?</text:p>
          </table:table-cell>
          <table:table-cell office:value-type="boolean" office:boolean-value="false">
            <text:p>FALSE</text:p>
          </table:table-cell>
          <table:table-cell office:value-type="string">
            <text:p>R_1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29">
            <text:p>2429</text:p>
          </table:table-cell>
          <table:table-cell office:value-type="string">
            <text:p>Czy w tej sytuacji masz obowiązek upewnić się, że z żadnej strony nie nadjeżdża pociąg?</text:p>
          </table:table-cell>
          <table:table-cell office:value-type="boolean" office:boolean-value="true">
            <text:p>TRUE</text:p>
          </table:table-cell>
          <table:table-cell office:value-type="string">
            <text:p>D18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30">
            <text:p>2430</text:p>
          </table:table-cell>
          <table:table-cell office:value-type="string">
            <text:p>Wiesz, że wkrótce na miejsce zdarzenia przybędą służby ratunkowe. Czy powinieneś nakłaniać sprawcę, aby zawiózł poszkodowanego do szpitala?</text:p>
          </table:table-cell>
          <table:table-cell office:value-type="boolean" office:boolean-value="false">
            <text:p>FALSE</text:p>
          </table:table-cell>
          <table:table-cell office:value-type="string">
            <text:p>R_1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32">
            <text:p>2432</text:p>
          </table:table-cell>
          <table:table-cell office:value-type="string">
            <text:p>Czy w tej sytuacji, dzwoniąc pod numer alarmowy, w pierwszej kolejności powinieneś określić miejsce zdarzenia?</text:p>
          </table:table-cell>
          <table:table-cell office:value-type="boolean" office:boolean-value="true">
            <text:p>TRUE</text:p>
          </table:table-cell>
          <table:table-cell office:value-type="string">
            <text:p>R_1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34">
            <text:p>2434</text:p>
          </table:table-cell>
          <table:table-cell office:value-type="string">
            <text:p>Czy zbliżając się do widocznego przejazdu, masz obowiązek upewnić się, że w czasie, gdy będziesz przez niego przejeżdżał, nie nadjedzie pociąg?</text:p>
          </table:table-cell>
          <table:table-cell office:value-type="boolean" office:boolean-value="true">
            <text:p>TRUE</text:p>
          </table:table-cell>
          <table:table-cell office:value-type="string">
            <text:p>D18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36">
            <text:p>2436</text:p>
          </table:table-cell>
          <table:table-cell office:value-type="string">
            <text:p>Czy w sytuacji, kiedy zapory kolejowe są podniesione masz obowiązek upewnienia się, czy nie zbliża się pociąg?</text:p>
          </table:table-cell>
          <table:table-cell office:value-type="boolean" office:boolean-value="true">
            <text:p>TRUE</text:p>
          </table:table-cell>
          <table:table-cell office:value-type="string">
            <text:p>D18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38">
            <text:p>2438</text:p>
          </table:table-cell>
          <table:table-cell office:value-type="string">
            <text:p>Czy widząc ludzi w płonącym samochodzie, masz obowiązek, jeśli jest to możliwe, udzielić im pierwszej pomocy<text:s text:c="2"/>i wezwać straż pożarną?</text:p>
          </table:table-cell>
          <table:table-cell office:value-type="boolean" office:boolean-value="true">
            <text:p>TRUE</text:p>
          </table:table-cell>
          <table:table-cell office:value-type="string">
            <text:p>R_2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40">
            <text:p>2440</text:p>
          </table:table-cell>
          <table:table-cell office:value-type="string">
            <text:p>Czy w tej sytuacji masz obowiązek zatrzymać pojazd przed przejazdem kolejowym?</text:p>
          </table:table-cell>
          <table:table-cell office:value-type="boolean" office:boolean-value="true">
            <text:p>TRUE</text:p>
          </table:table-cell>
          <table:table-cell office:value-type="string">
            <text:p>D17_3b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42">
            <text:p>2442</text:p>
          </table:table-cell>
          <table:table-cell office:value-type="string">
            <text:p>Czy po ruszeniu pojazdu znajdującego się przed Tobą wolno Ci przejechać przez widoczny przejazd bez ponownego zatrzymania się?</text:p>
          </table:table-cell>
          <table:table-cell office:value-type="boolean" office:boolean-value="false">
            <text:p>FALSE</text:p>
          </table:table-cell>
          <table:table-cell office:value-type="string">
            <text:p>D17_3b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43">
            <text:p>2443</text:p>
          </table:table-cell>
          <table:table-cell office:value-type="string">
            <text:p>Czy wolno Ci wjechać na przejazd kolejowy, jeżeli półzapory zostały całkowicie podniesione, a sygnał czerwony jeszcze nie został wyłączony?</text:p>
          </table:table-cell>
          <table:table-cell office:value-type="boolean" office:boolean-value="false">
            <text:p>FALSE</text:p>
          </table:table-cell>
          <table:table-cell office:value-type="string">
            <text:p>d19_2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45">
            <text:p>2445</text:p>
          </table:table-cell>
          <table:table-cell office:value-type="string">
            <text:p>Czy w tej sytuacji, pamiętając o własnym bezpieczeństwie, powinieneś ewakuować poszkodowanego z dymiącego samochodu?</text:p>
          </table:table-cell>
          <table:table-cell office:value-type="boolean" office:boolean-value="true">
            <text:p>TRUE</text:p>
          </table:table-cell>
          <table:table-cell office:value-type="string">
            <text:p>R_2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48">
            <text:p>2448</text:p>
          </table:table-cell>
          <table:table-cell office:value-type="string">
            <text:p>Czy w tej sytuacji, mając zamiar jechać w lewo za przejazdem kolejowym, możesz kontynuować jazdę?</text:p>
          </table:table-cell>
          <table:table-cell office:value-type="boolean" office:boolean-value="false">
            <text:p>FALSE</text:p>
          </table:table-cell>
          <table:table-cell office:value-type="string">
            <text:p>tram614,5_1JS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52">
            <text:p>2452</text:p>
          </table:table-cell>
          <table:table-cell office:value-type="string">
            <text:p>Czy w tej sytuacji masz obowiązek zabezpieczyć miejsce zdarzenia?</text:p>
          </table:table-cell>
          <table:table-cell office:value-type="boolean" office:boolean-value="true">
            <text:p>TRUE</text:p>
          </table:table-cell>
          <table:table-cell office:value-type="string">
            <text:p>R_2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55">
            <text:p>2455</text:p>
          </table:table-cell>
          <table:table-cell office:value-type="string">
            <text:p>Czy w tej sytuacji masz prawo odjechać i pozostawić leżącą osobę bez pomocy?</text:p>
          </table:table-cell>
          <table:table-cell office:value-type="boolean" office:boolean-value="false">
            <text:p>FALSE</text:p>
          </table:table-cell>
          <table:table-cell office:value-type="string">
            <text:p>R_3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57">
            <text:p>2457</text:p>
          </table:table-cell>
          <table:table-cell office:value-type="string">
            <text:p>Czy w tej sytuacji masz obowiązek zatrzymać się, udzielić niezbędnej pomocy i powiadomić służby ratunkowe?</text:p>
          </table:table-cell>
          <table:table-cell office:value-type="boolean" office:boolean-value="true">
            <text:p>TRUE</text:p>
          </table:table-cell>
          <table:table-cell office:value-type="string">
            <text:p>R_3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58">
            <text:p>2458</text:p>
          </table:table-cell>
          <table:table-cell office:value-type="string">
            <text:p>Czy w przedstawionej sytuacji wolno Ci wjechać na widoczny przejazd kolejowy, jeżeli czerwone światło już zgasło, ale półzapory nie zostały jeszcze całkowicie podniesione?</text:p>
          </table:table-cell>
          <table:table-cell office:value-type="boolean" office:boolean-value="false">
            <text:p>FALSE</text:p>
          </table:table-cell>
          <table:table-cell office:value-type="string">
            <text:p>d19_1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61">
            <text:p>2461</text:p>
          </table:table-cell>
          <table:table-cell office:value-type="string">
            <text:p>Czy w tej sytuacji, gdy jadą za Tobą inne pojazdy, masz prawo ostrożnie ominąć leżącego i oddalić się?</text:p>
          </table:table-cell>
          <table:table-cell office:value-type="boolean" office:boolean-value="false">
            <text:p>FALSE</text:p>
          </table:table-cell>
          <table:table-cell office:value-type="string">
            <text:p>R_3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65">
            <text:p>2465</text:p>
          </table:table-cell>
          <table:table-cell office:value-type="string">
            <text:p>Czy wolno Ci wjechać na widoczny przejazd bezpośrednio po przejechaniu pociągu, niezależnie od wyświetlanego sygnału?</text:p>
          </table:table-cell>
          <table:table-cell office:value-type="boolean" office:boolean-value="false">
            <text:p>FALSE</text:p>
          </table:table-cell>
          <table:table-cell office:value-type="string">
            <text:p>D26JS_1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67">
            <text:p>2467</text:p>
          </table:table-cell>
          <table:table-cell office:value-type="string">
            <text:p>Czy wolno Ci wjechać na widoczny przejazd bezpośrednio po podniesieniu zapór kolejowych bez upewnienia się, czy nie nadjeżdża pociąg?</text:p>
          </table:table-cell>
          <table:table-cell office:value-type="boolean" office:boolean-value="false">
            <text:p>FALSE</text:p>
          </table:table-cell>
          <table:table-cell office:value-type="string">
            <text:p>D18_7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71">
            <text:p>2471</text:p>
          </table:table-cell>
          <table:table-cell office:value-type="string">
            <text:p>Czy masz obowiązek zatrzymać się i zainteresować tą osobą?</text:p>
          </table:table-cell>
          <table:table-cell office:value-type="boolean" office:boolean-value="true">
            <text:p>TRUE</text:p>
          </table:table-cell>
          <table:table-cell office:value-type="string">
            <text:p>R_018org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72">
            <text:p>2472</text:p>
          </table:table-cell>
          <table:table-cell office:value-type="string">
            <text:p>Czy przy niepełnym podniesieniu zapór wolno Ci wjechać na przejazd kolejowy?</text:p>
          </table:table-cell>
          <table:table-cell office:value-type="boolean" office:boolean-value="false">
            <text:p>FALSE</text:p>
          </table:table-cell>
          <table:table-cell office:value-type="string">
            <text:p>D18_7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75">
            <text:p>2475</text:p>
          </table:table-cell>
          <table:table-cell office:value-type="string">
            <text:p>W tej sytuacji silnik nie daje się uruchomić i nie masz możliwości usunięcia pojazdu z torowiska. Czy jesteś zobowiązany ostrzec kierującego pojazdem szynowym o niebezpieczeństwie?</text:p>
          </table:table-cell>
          <table:table-cell office:value-type="boolean" office:boolean-value="true">
            <text:p>TRUE</text:p>
          </table:table-cell>
          <table:table-cell office:value-type="string">
            <text:p>Sequence01_1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76">
            <text:p>2476</text:p>
          </table:table-cell>
          <table:table-cell office:value-type="string">
            <text:p>Czy w tej sytuacji należy pozostawić poszkodowanego z twarzą zanurzoną w wodzie, ponieważ zmiana pozycji może spowodować uraz kręgosłupa?</text:p>
          </table:table-cell>
          <table:table-cell office:value-type="boolean" office:boolean-value="false">
            <text:p>FALSE</text:p>
          </table:table-cell>
          <table:table-cell office:value-type="string">
            <text:p>R_044org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478">
            <text:p>2478</text:p>
          </table:table-cell>
          <table:table-cell office:value-type="string">
            <text:p>W tej sytuacji silnik nie daje się uruchomić. Czy masz obowiązek podjąć próbę usunięcia pojazdu z torowiska?</text:p>
          </table:table-cell>
          <table:table-cell office:value-type="boolean" office:boolean-value="true">
            <text:p>TRUE</text:p>
          </table:table-cell>
          <table:table-cell office:value-type="string">
            <text:p>Sequence01_1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80">
            <text:p>2480</text:p>
          </table:table-cell>
          <table:table-cell office:value-type="string">
            <text:p>Czy zbliżając się do przejazdu tramwajowego, masz obowiązek być przygotowany do zatrzymania pojazdu?</text:p>
          </table:table-cell>
          <table:table-cell office:value-type="boolean" office:boolean-value="true">
            <text:p>TRUE</text:p>
          </table:table-cell>
          <table:table-cell office:value-type="string">
            <text:p>D34A_4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82">
            <text:p>2482</text:p>
          </table:table-cell>
          <table:table-cell office:value-type="string">
            <text:p>Czy w tej sytuacji masz obowiązek upewnić się, czy nie nadjeżdża tramwaj?</text:p>
          </table:table-cell>
          <table:table-cell office:value-type="boolean" office:boolean-value="true">
            <text:p>TRUE</text:p>
          </table:table-cell>
          <table:table-cell office:value-type="string">
            <text:p>D34A_4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86">
            <text:p>2486</text:p>
          </table:table-cell>
          <table:table-cell office:value-type="string">
            <text:p>Czy w tej sytuacji jesteś obowiązany do upewnienia się, czy nie nadjeżdża tramwaj?</text:p>
          </table:table-cell>
          <table:table-cell office:value-type="boolean" office:boolean-value="true">
            <text:p>TRUE</text:p>
          </table:table-cell>
          <table:table-cell office:value-type="string">
            <text:p>D17_8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90">
            <text:p>2490</text:p>
          </table:table-cell>
          <table:table-cell office:value-type="string">
            <text:p>Czy w tej sytuacji możesz ominąć stojący pojazd?</text:p>
          </table:table-cell>
          <table:table-cell office:value-type="boolean" office:boolean-value="false">
            <text:p>FALSE</text:p>
          </table:table-cell>
          <table:table-cell office:value-type="string">
            <text:p>D26JS-1org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491">
            <text:p>2491</text:p>
          </table:table-cell>
          <table:table-cell office:value-type="string">
            <text:p>Czy w tej sytuacji powinieneś zatrzymać się za stojącym pojazdem?</text:p>
          </table:table-cell>
          <table:table-cell office:value-type="boolean" office:boolean-value="true">
            <text:p>TRUE</text:p>
          </table:table-cell>
          <table:table-cell office:value-type="string">
            <text:p>D26JS-1org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2990">
            <text:p>2990</text:p>
          </table:table-cell>
          <table:table-cell office:value-type="string">
            <text:p>Czy w tej sytuacji masz obowiązek pozostać na miejscu wypadku?</text:p>
          </table:table-cell>
          <table:table-cell office:value-type="boolean" office:boolean-value="true">
            <text:p>TRUE</text:p>
          </table:table-cell>
          <table:table-cell office:value-type="string">
            <text:p>R_1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2994">
            <text:p>2994</text:p>
          </table:table-cell>
          <table:table-cell office:value-type="string">
            <text:p>Czy w tej sytuacji masz obowiązek udzielić niezbędnej pomocy ofierze wypadku?</text:p>
          </table:table-cell>
          <table:table-cell office:value-type="boolean" office:boolean-value="true">
            <text:p>TRUE</text:p>
          </table:table-cell>
          <table:table-cell office:value-type="string">
            <text:p>R_1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3007">
            <text:p>3007</text:p>
          </table:table-cell>
          <table:table-cell office:value-type="string">
            <text:p>Czy w tej sytuacji masz obowiązek zapewnić bezpieczeństwo ruchu w miejscu wypadku?</text:p>
          </table:table-cell>
          <table:table-cell office:value-type="boolean" office:boolean-value="true">
            <text:p>TRUE</text:p>
          </table:table-cell>
          <table:table-cell office:value-type="string">
            <text:p>R_187org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3367">
            <text:p>3367</text:p>
          </table:table-cell>
          <table:table-cell office:value-type="string">
            <text:p>Czy przy omijaniu nietrzeźwego rowerzysty należy zwiększyć odstęp od niego?</text:p>
          </table:table-cell>
          <table:table-cell office:value-type="boolean" office:boolean-value="true">
            <text:p>TRUE</text:p>
          </table:table-cell>
          <table:table-cell office:value-type="string">
            <text:p>2782D15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3418">
            <text:p>3418</text:p>
          </table:table-cell>
          <table:table-cell office:value-type="string">
            <text:p>Czy w takiej sytuacji zawsze jesteś zobowiązany do zatrzymania się?</text:p>
          </table:table-cell>
          <table:table-cell office:value-type="boolean" office:boolean-value="true">
            <text:p>TRUE</text:p>
          </table:table-cell>
          <table:table-cell office:value-type="string">
            <text:p>R_187org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3419">
            <text:p>3419</text:p>
          </table:table-cell>
          <table:table-cell office:value-type="string">
            <text:p>Czy w tej sytuacji, chcąc kontynuować jazdę w lewo za przejazdem, powinieneś zatrzymać się przed półzaporą?</text:p>
          </table:table-cell>
          <table:table-cell office:value-type="boolean" office:boolean-value="true">
            <text:p>TRUE</text:p>
          </table:table-cell>
          <table:table-cell office:value-type="string">
            <text:p>tram614,5_1JS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3420">
            <text:p>3420</text:p>
          </table:table-cell>
          <table:table-cell office:value-type="string">
            <text:p>Czy w tej sytuacji powinieneś wziąć pod uwagę, że rowerzysta może wjechać na jezdnię?</text:p>
          </table:table-cell>
          <table:table-cell office:value-type="boolean" office:boolean-value="true">
            <text:p>TRUE</text:p>
          </table:table-cell>
          <table:table-cell office:value-type="string">
            <text:p>IMG_3527_a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3421">
            <text:p>3421</text:p>
          </table:table-cell>
          <table:table-cell office:value-type="string">
            <text:p>Czy wyprzedzenie rowerzysty w tej sytuacji jest zabronione?</text:p>
          </table:table-cell>
          <table:table-cell office:value-type="boolean" office:boolean-value="false">
            <text:p>FALSE</text:p>
          </table:table-cell>
          <table:table-cell office:value-type="string">
            <text:p>IMG_7363_a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3661">
            <text:p>3661</text:p>
          </table:table-cell>
          <table:table-cell office:value-type="string">
            <text:p>Czy w tej sytuacji masz obowiązek zawsze zatrzymać pojazd przed przejazdem kolejowym?</text:p>
          </table:table-cell>
          <table:table-cell office:value-type="boolean" office:boolean-value="false">
            <text:p>FALSE</text:p>
          </table:table-cell>
          <table:table-cell office:value-type="string">
            <text:p>G-3x (2)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3662">
            <text:p>3662</text:p>
          </table:table-cell>
          <table:table-cell office:value-type="string">
            <text:p>Czy masz obowiązek zatrzymać się w wyznaczonym miejscu?</text:p>
          </table:table-cell>
          <table:table-cell office:value-type="boolean" office:boolean-value="false">
            <text:p>FALSE</text:p>
          </table:table-cell>
          <table:table-cell office:value-type="string">
            <text:p>G-3 (2)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3664">
            <text:p>3664</text:p>
          </table:table-cell>
          <table:table-cell office:value-type="string">
            <text:p>Czy zanim wjedziesz na torowisko bezpośrednio za poprzedzającym pojazdem, masz obowiązek upewnienia się, czy nie zbliża się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D17Porg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3667">
            <text:p>3667</text:p>
          </table:table-cell>
          <table:table-cell office:value-type="string">
            <text:p>Czy zbliżając się do przejazdu tramwajowego, masz obowiązek upewnić się, czy nie nadjeżdża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A-21 (5)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3669">
            <text:p>3669</text:p>
          </table:table-cell>
          <table:table-cell office:value-type="string">
            <text:p>Czy jako kierujący pojazdem, który uczestniczy w wypadku drogowym, masz obowiązek udzielenia niezbędnej pomocy jego ofiarom?</text:p>
          </table:table-cell>
          <table:table-cell office:value-type="boolean" office:boolean-value="true">
            <text:p>TRUE</text:p>
          </table:table-cell>
          <table:table-cell office:value-type="string">
            <text:p>DSC01541_org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3670">
            <text:p>3670</text:p>
          </table:table-cell>
          <table:table-cell office:value-type="string">
            <text:p>Czy uczestnicząc w wypadku, w którym są ranni, masz obowiązek usunąć swój pojazd z miejsca zdarzenia, aby nie utrudniał ruchu?</text:p>
          </table:table-cell>
          <table:table-cell office:value-type="boolean" office:boolean-value="false">
            <text:p>FALSE</text:p>
          </table:table-cell>
          <table:table-cell office:value-type="string">
            <text:p>DSC_0213zn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3672">
            <text:p>3672</text:p>
          </table:table-cell>
          <table:table-cell office:value-type="string">
            <text:p>Uczestniczyłeś w wypadku drogowym, w którym są ranni. Czy masz obowiązek pozostać na miejscu wypadku?</text:p>
          </table:table-cell>
          <table:table-cell office:value-type="boolean" office:boolean-value="true">
            <text:p>TRUE</text:p>
          </table:table-cell>
          <table:table-cell office:value-type="string">
            <text:p>DSC_0213zn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3673">
            <text:p>3673</text:p>
          </table:table-cell>
          <table:table-cell office:value-type="string">
            <text:p>Uczestniczyłeś w wypadku drogowym jako kierujący pojazdem. Czy po udzieleniu pomocy rannym wolno Ci oddalić się z miejsca zdarzenia przed przybyciem Policji?</text:p>
          </table:table-cell>
          <table:table-cell office:value-type="boolean" office:boolean-value="false">
            <text:p>FALSE</text:p>
          </table:table-cell>
          <table:table-cell office:value-type="string">
            <text:p>DSC_0178z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3675">
            <text:p>3675</text:p>
          </table:table-cell>
          <table:table-cell office:value-type="string">
            <text:p>Jako kierujący pojazdem uczestniczyłeś w wypadku drogowym, w którym jest osoba zabita. Czy masz obowiązek pozostać na miejscu wypadku?</text:p>
          </table:table-cell>
          <table:table-cell office:value-type="boolean" office:boolean-value="true">
            <text:p>TRUE</text:p>
          </table:table-cell>
          <table:table-cell office:value-type="string">
            <text:p>DSC_0178z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3715">
            <text:p>3715</text:p>
          </table:table-cell>
          <table:table-cell office:value-type="string">
            <text:p>Czy w tej sytuacji masz obowiązek sygnalizować postój uszkodzonego zespołu pojazdów?</text:p>
          </table:table-cell>
          <table:table-cell office:value-type="boolean" office:boolean-value="true">
            <text:p>TRUE</text:p>
          </table:table-cell>
          <table:table-cell office:value-type="string">
            <text:p>IMG_0166_traktor_aorgbm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3717">
            <text:p>3717</text:p>
          </table:table-cell>
          <table:table-cell office:value-type="string">
            <text:p>Czy w tej sytuacji, chcąc uniknąć sygnalizowania postoju uszkodzonego pojazdu, należy go usunąć z jezdni?</text:p>
          </table:table-cell>
          <table:table-cell office:value-type="boolean" office:boolean-value="true">
            <text:p>TRUE</text:p>
          </table:table-cell>
          <table:table-cell office:value-type="string">
            <text:p>IMG_1128_motocykl_zorgbm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4344">
            <text:p>4344</text:p>
          </table:table-cell>
          <table:table-cell office:value-type="string">
            <text:p>Czy w tej sytuacji, przed wjechaniem na tory, masz obowiązek upewnić się czy nie zbliża się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D18_1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4351">
            <text:p>4351</text:p>
          </table:table-cell>
          <table:table-cell office:value-type="string">
            <text:p>Jedziesz drogą z pierwszeństwem przejazdu. Czy w tej sytuacji masz pierwszeństwo przed rowerzystą?</text:p>
          </table:table-cell>
          <table:table-cell office:value-type="boolean" office:boolean-value="false">
            <text:p>FALSE</text:p>
          </table:table-cell>
          <table:table-cell office:value-type="string">
            <text:p>W17(14,18,19)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4352">
            <text:p>4352</text:p>
          </table:table-cell>
          <table:table-cell office:value-type="string">
            <text:p>Czy w tej sytuacji masz pierwszeństwo przed rowerzystą?</text:p>
          </table:table-cell>
          <table:table-cell office:value-type="boolean" office:boolean-value="false">
            <text:p>FALSE</text:p>
          </table:table-cell>
          <table:table-cell office:value-type="string">
            <text:p>W17(15)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4391">
            <text:p>4391</text:p>
          </table:table-cell>
          <table:table-cell office:value-type="string">
            <text:p>Czy w tej sytuacji powinieneś być przygotowany do zatrzymania pojazdu?</text:p>
          </table:table-cell>
          <table:table-cell office:value-type="boolean" office:boolean-value="true">
            <text:p>TRUE</text:p>
          </table:table-cell>
          <table:table-cell office:value-type="string">
            <text:p>2965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4397">
            <text:p>4397</text:p>
          </table:table-cell>
          <table:table-cell office:value-type="string">
            <text:p>Czy w tej sytuacji powinieneś użyć sygnału dźwiękowego?</text:p>
          </table:table-cell>
          <table:table-cell office:value-type="boolean" office:boolean-value="false">
            <text:p>FALSE</text:p>
          </table:table-cell>
          <table:table-cell office:value-type="string">
            <text:p>W17(14,18,19)org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63">
            <text:p>6263</text:p>
          </table:table-cell>
          <table:table-cell office:value-type="string">
            <text:p>Czy w tej sytuacji masz obowiązek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1B30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64">
            <text:p>6264</text:p>
          </table:table-cell>
          <table:table-cell office:value-type="string">
            <text:p>Czy w tej sytuacji, skręcając w lewo, masz obowiązek ustąpić pierwszeństwa rowerzyście jadącemu na wprost?</text:p>
          </table:table-cell>
          <table:table-cell office:value-type="boolean" office:boolean-value="true">
            <text:p>TRUE</text:p>
          </table:table-cell>
          <table:table-cell office:value-type="string">
            <text:p>1B30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65">
            <text:p>6265</text:p>
          </table:table-cell>
          <table:table-cell office:value-type="string">
            <text:p>Czy w tej sytuacji skręcając w lewo masz pierwszeństwo przed rowerzystą jadącym na wprost?</text:p>
          </table:table-cell>
          <table:table-cell office:value-type="boolean" office:boolean-value="false">
            <text:p>FALSE</text:p>
          </table:table-cell>
          <table:table-cell office:value-type="string">
            <text:p>1B304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66">
            <text:p>6266</text:p>
          </table:table-cell>
          <table:table-cell office:value-type="string">
            <text:p>Czy w tej sytuacji podczas wyprzedzania wolno Ci wjechać pomiędzy jadące w kolumnie rowery?</text:p>
          </table:table-cell>
          <table:table-cell office:value-type="boolean" office:boolean-value="false">
            <text:p>FALSE</text:p>
          </table:table-cell>
          <table:table-cell office:value-type="string">
            <text:p>1B305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67">
            <text:p>6267</text:p>
          </table:table-cell>
          <table:table-cell office:value-type="string">
            <text:p>Czy w tej sytuacji wyprzedzanie rowerzysty jest zabronione?</text:p>
          </table:table-cell>
          <table:table-cell office:value-type="boolean" office:boolean-value="false">
            <text:p>FALSE</text:p>
          </table:table-cell>
          <table:table-cell office:value-type="string">
            <text:p>1B309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69">
            <text:p>6269</text:p>
          </table:table-cell>
          <table:table-cell office:value-type="string">
            <text:p>Czy kierujący rowerem może wyprzedzać jadące powoli pojazdy z ich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1B311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70">
            <text:p>6270</text:p>
          </table:table-cell>
          <table:table-cell office:value-type="string">
            <text:p>Czy w tej sytuacji możesz wyprzedzić rowerzystę z zachowaniem odstępu 0,5 m?</text:p>
          </table:table-cell>
          <table:table-cell office:value-type="boolean" office:boolean-value="false">
            <text:p>FALSE</text:p>
          </table:table-cell>
          <table:table-cell office:value-type="string">
            <text:p>1B31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71">
            <text:p>6271</text:p>
          </table:table-cell>
          <table:table-cell office:value-type="string">
            <text:p>Czy w tej sytuacji wyprzedzanie rowerzysty z zachowaniem odstępu około 0,5 m jest zabronione?</text:p>
          </table:table-cell>
          <table:table-cell office:value-type="boolean" office:boolean-value="true">
            <text:p>TRUE</text:p>
          </table:table-cell>
          <table:table-cell office:value-type="string">
            <text:p>1B31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72">
            <text:p>6272</text:p>
          </table:table-cell>
          <table:table-cell office:value-type="string">
            <text:p>Czy w tej sytuacji musisz zastosować zasadę ograniczonego zaufania?</text:p>
          </table:table-cell>
          <table:table-cell office:value-type="boolean" office:boolean-value="true">
            <text:p>TRUE</text:p>
          </table:table-cell>
          <table:table-cell office:value-type="string">
            <text:p>1B315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73">
            <text:p>6273</text:p>
          </table:table-cell>
          <table:table-cell office:value-type="string">
            <text:p>Czy w tej sytuacji, widząc zachowanie rowerzystów, masz obowiązek się zatrzymać?</text:p>
          </table:table-cell>
          <table:table-cell office:value-type="boolean" office:boolean-value="false">
            <text:p>FALSE</text:p>
          </table:table-cell>
          <table:table-cell office:value-type="string">
            <text:p>1B31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75">
            <text:p>6275</text:p>
          </table:table-cell>
          <table:table-cell office:value-type="string">
            <text:p>Czy w tej sytuacji przejeżdżając obok rowerzysty musisz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1B358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78">
            <text:p>6278</text:p>
          </table:table-cell>
          <table:table-cell office:value-type="string">
            <text:p>Czy w tej sytuacji możesz wjechać na przejazd z zachowaniem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1B40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79">
            <text:p>6279</text:p>
          </table:table-cell>
          <table:table-cell office:value-type="string">
            <text:p>Czy w tej sytuacji możesz przejechać przez przejazd kolejowy bez zatrzymania?</text:p>
          </table:table-cell>
          <table:table-cell office:value-type="boolean" office:boolean-value="true">
            <text:p>TRUE</text:p>
          </table:table-cell>
          <table:table-cell office:value-type="string">
            <text:p>1B40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80">
            <text:p>6280</text:p>
          </table:table-cell>
          <table:table-cell office:value-type="string">
            <text:p>Czy w tej sytuacji możesz wjechać na przejazd kolejowy?</text:p>
          </table:table-cell>
          <table:table-cell office:value-type="boolean" office:boolean-value="false">
            <text:p>FALSE</text:p>
          </table:table-cell>
          <table:table-cell office:value-type="string">
            <text:p>1B405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81">
            <text:p>6281</text:p>
          </table:table-cell>
          <table:table-cell office:value-type="string">
            <text:p>Czy postój pojazdu bezpośrednio za widocznym słupkiem wskaźnikowym jest zabroniony?</text:p>
          </table:table-cell>
          <table:table-cell office:value-type="boolean" office:boolean-value="true">
            <text:p>TRUE</text:p>
          </table:table-cell>
          <table:table-cell office:value-type="string">
            <text:p>1B40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82">
            <text:p>6282</text:p>
          </table:table-cell>
          <table:table-cell office:value-type="string">
            <text:p>Czy w tej sytuacji masz prawo zaparkować pojazd po prawej stronie na chodniku bezpośrednio przed przejazdem kolejowym?</text:p>
          </table:table-cell>
          <table:table-cell office:value-type="boolean" office:boolean-value="false">
            <text:p>FALSE</text:p>
          </table:table-cell>
          <table:table-cell office:value-type="string">
            <text:p>1B407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83">
            <text:p>6283</text:p>
          </table:table-cell>
          <table:table-cell office:value-type="string">
            <text:p>Czy w tej sytuacji masz prawo ominąć zaporę i wjechać na przejazd kolejowy po upewnieniu się, że nie nadjeżdża pociąg?</text:p>
          </table:table-cell>
          <table:table-cell office:value-type="boolean" office:boolean-value="false">
            <text:p>FALSE</text:p>
          </table:table-cell>
          <table:table-cell office:value-type="string">
            <text:p>1B408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86">
            <text:p>6286</text:p>
          </table:table-cell>
          <table:table-cell office:value-type="string">
            <text:p>Czy w tej sytuacji wolno Ci wjechać na przejazd kolejowy?</text:p>
          </table:table-cell>
          <table:table-cell office:value-type="boolean" office:boolean-value="false">
            <text:p>FALSE</text:p>
          </table:table-cell>
          <table:table-cell office:value-type="string">
            <text:p>1B41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90">
            <text:p>6290</text:p>
          </table:table-cell>
          <table:table-cell office:value-type="string">
            <text:p>Czy w tej sytuacji masz obowiązek zatrzymać się przed przejazdem kolejowym?</text:p>
          </table:table-cell>
          <table:table-cell office:value-type="boolean" office:boolean-value="true">
            <text:p>TRUE</text:p>
          </table:table-cell>
          <table:table-cell office:value-type="string">
            <text:p>1B42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6292">
            <text:p>6292</text:p>
          </table:table-cell>
          <table:table-cell office:value-type="string">
            <text:p>Czy jako uczestnik wypadku drogowego, w którym są ranni, po wezwaniu służb ratunkowych masz prawo oddalić się z miejsca zdarzenia?</text:p>
          </table:table-cell>
          <table:table-cell office:value-type="boolean" office:boolean-value="false">
            <text:p>FALSE</text:p>
          </table:table-cell>
          <table:table-cell office:value-type="string">
            <text:p>1C10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293">
            <text:p>6293</text:p>
          </table:table-cell>
          <table:table-cell office:value-type="string">
            <text:p>Czy uczestnicząc w wypadku drogowym, w którym są zabici, po zawiadomieniu służb ratunkowych masz obowiązek pozostać na miejscu wypadku?</text:p>
          </table:table-cell>
          <table:table-cell office:value-type="boolean" office:boolean-value="true">
            <text:p>TRUE</text:p>
          </table:table-cell>
          <table:table-cell office:value-type="string">
            <text:p>1C102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294">
            <text:p>6294</text:p>
          </table:table-cell>
          <table:table-cell office:value-type="string">
            <text:p>Czy jako uczestnik wypadku drogowego, w którym są ranni, masz prawo usunąć pojazd z miejsca zdarzenia, aby nie tamować ruchu?</text:p>
          </table:table-cell>
          <table:table-cell office:value-type="boolean" office:boolean-value="false">
            <text:p>FALSE</text:p>
          </table:table-cell>
          <table:table-cell office:value-type="string">
            <text:p>1C103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295">
            <text:p>6295</text:p>
          </table:table-cell>
          <table:table-cell office:value-type="string">
            <text:p>Czy jako uczestnik wypadku drogowego, w którym są ranni, masz obowiązek pozostawić pojazd w miejscu zdarzenia?</text:p>
          </table:table-cell>
          <table:table-cell office:value-type="boolean" office:boolean-value="true">
            <text:p>TRUE</text:p>
          </table:table-cell>
          <table:table-cell office:value-type="string">
            <text:p>1C10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296">
            <text:p>6296</text:p>
          </table:table-cell>
          <table:table-cell office:value-type="string">
            <text:p>Czy jako uczestnik wypadku drogowego, w którym nie ma zabitych lub rannych, masz obowiązek wezwać Policję?</text:p>
          </table:table-cell>
          <table:table-cell office:value-type="boolean" office:boolean-value="false">
            <text:p>FALSE</text:p>
          </table:table-cell>
          <table:table-cell office:value-type="string">
            <text:p>1C105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297">
            <text:p>6297</text:p>
          </table:table-cell>
          <table:table-cell office:value-type="string">
            <text:p>Czy jako uczestnik wypadku drogowego, w którym nie ma zabitych lub rannych, masz obowiązek niezwłocznie usunąć pojazd z miejsca zdarzenia?</text:p>
          </table:table-cell>
          <table:table-cell office:value-type="boolean" office:boolean-value="true">
            <text:p>TRUE</text:p>
          </table:table-cell>
          <table:table-cell office:value-type="string">
            <text:p>1C106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298">
            <text:p>6298</text:p>
          </table:table-cell>
          <table:table-cell office:value-type="string">
            <text:p>Czy jako uczestnik wypadku drogowego, w którym są ranni, masz obowiązek wezwać służby ratunkowe oraz udzielić niezbędnej pomocy poszkodowanym?</text:p>
          </table:table-cell>
          <table:table-cell office:value-type="boolean" office:boolean-value="true">
            <text:p>TRUE</text:p>
          </table:table-cell>
          <table:table-cell office:value-type="string">
            <text:p>1C107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299">
            <text:p>6299</text:p>
          </table:table-cell>
          <table:table-cell office:value-type="string">
            <text:p>Czy jako uczestnik wypadku drogowego masz obowiązek podać swoje dane personalne na żądanie innej osoby, która brała w nim udział?</text:p>
          </table:table-cell>
          <table:table-cell office:value-type="boolean" office:boolean-value="true">
            <text:p>TRUE</text:p>
          </table:table-cell>
          <table:table-cell office:value-type="string">
            <text:p>1C108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0">
            <text:p>6300</text:p>
          </table:table-cell>
          <table:table-cell office:value-type="string">
            <text:p>Czy zatrzymując na drodze ekspresowej pojazd, który uległ awarii, masz obowiązek włączyć światła awaryjne, a w razie, gdy nie jest w nie wyposażony - światła pozycyjne?</text:p>
          </table:table-cell>
          <table:table-cell office:value-type="boolean" office:boolean-value="true">
            <text:p>TRUE</text:p>
          </table:table-cell>
          <table:table-cell office:value-type="string">
            <text:p>1C109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1">
            <text:p>6301</text:p>
          </table:table-cell>
          <table:table-cell office:value-type="string">
            <text:p>Czy postąpisz właściwie umieszczając ostrzegawczy trójkąt odblaskowy w odległości 30-50 m za pojazdem, który uległ awarii na drodze ekspresowej?</text:p>
          </table:table-cell>
          <table:table-cell office:value-type="boolean" office:boolean-value="false">
            <text:p>FALSE</text:p>
          </table:table-cell>
          <table:table-cell office:value-type="string">
            <text:p>1C110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2">
            <text:p>6302</text:p>
          </table:table-cell>
          <table:table-cell office:value-type="string">
            <text:p>Czy na autostradzie masz obowiązek włączyć światła awaryjne unieruchomionego z powodu wypadku pojazdu, którym kierujesz?</text:p>
          </table:table-cell>
          <table:table-cell office:value-type="boolean" office:boolean-value="true">
            <text:p>TRUE</text:p>
          </table:table-cell>
          <table:table-cell office:value-type="string">
            <text:p>1C11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3">
            <text:p>6303</text:p>
          </table:table-cell>
          <table:table-cell office:value-type="string">
            <text:p>Czy w tej sytuacji, podczas postoju na drodze poza obszarem zabudowanym uszkodzonego pojazdu, masz obowiązek umieścić za nim ostrzegawczy trójkąt odblaskowy w odległości 150 m?</text:p>
          </table:table-cell>
          <table:table-cell office:value-type="boolean" office:boolean-value="false">
            <text:p>FALSE</text:p>
          </table:table-cell>
          <table:table-cell office:value-type="string">
            <text:p>1C113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4">
            <text:p>6304</text:p>
          </table:table-cell>
          <table:table-cell office:value-type="string">
            <text:p>Czy w tej sytuacji, podczas postoju uszkodzonego pojazdu poza obszarem zabudowanym, masz obowiązek umieścić ostrzegawczy trójkąt odblaskowy bezpośrednio za pojazdem lub na nim ?</text:p>
          </table:table-cell>
          <table:table-cell office:value-type="boolean" office:boolean-value="false">
            <text:p>FALSE</text:p>
          </table:table-cell>
          <table:table-cell office:value-type="string">
            <text:p>1C11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5">
            <text:p>6305</text:p>
          </table:table-cell>
          <table:table-cell office:value-type="string">
            <text:p>Czy podczas postoju uszkodzonego pojazdu na drodze twardej poza obszarem zabudowanym musisz pozostawić włączone światła mijania?</text:p>
          </table:table-cell>
          <table:table-cell office:value-type="boolean" office:boolean-value="false">
            <text:p>FALSE</text:p>
          </table:table-cell>
          <table:table-cell office:value-type="string">
            <text:p>1C115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6">
            <text:p>6306</text:p>
          </table:table-cell>
          <table:table-cell office:value-type="string">
            <text:p>Czy w tej sytuacji masz obowiązek sygnalizować postój widocznego z dostatecznej odległości, uszkodzonego pojazdu, na drodze, która nie jest drogą ekspresową?</text:p>
          </table:table-cell>
          <table:table-cell office:value-type="boolean" office:boolean-value="false">
            <text:p>FALSE</text:p>
          </table:table-cell>
          <table:table-cell office:value-type="string">
            <text:p>1C116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7">
            <text:p>6307</text:p>
          </table:table-cell>
          <table:table-cell office:value-type="string">
            <text:p>Czy masz obowiązek odpowiednio sygnalizować postój uszkodzonego pojazdu na powierzchni wyłączonej z ruchu?</text:p>
          </table:table-cell>
          <table:table-cell office:value-type="boolean" office:boolean-value="true">
            <text:p>TRUE</text:p>
          </table:table-cell>
          <table:table-cell office:value-type="string">
            <text:p>1C117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8">
            <text:p>6308</text:p>
          </table:table-cell>
          <table:table-cell office:value-type="string">
            <text:p>Czy w tej sytuacji, w przypadku unieruchomienia pojazdu z powodu awarii, masz obowiązek niezwłocznie usunąć go z przejazdu, a jeśli jest to niemożliwe, ostrzec o zagrożeniu kierującego pojazdem szynowym?</text:p>
          </table:table-cell>
          <table:table-cell office:value-type="boolean" office:boolean-value="true">
            <text:p>TRUE</text:p>
          </table:table-cell>
          <table:table-cell office:value-type="string">
            <text:p>1C119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09">
            <text:p>6309</text:p>
          </table:table-cell>
          <table:table-cell office:value-type="string">
            <text:p>Czy w tej sytuacji masz obowiązek niezwłocznie usunąć pojazd z przejazdu tramwajowego?</text:p>
          </table:table-cell>
          <table:table-cell office:value-type="boolean" office:boolean-value="true">
            <text:p>TRUE</text:p>
          </table:table-cell>
          <table:table-cell office:value-type="string">
            <text:p>1C120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10">
            <text:p>6310</text:p>
          </table:table-cell>
          <table:table-cell office:value-type="string">
            <text:p>Czy uczestnicząc w wypadku drogowym masz obowiązek podać dane właściciela pojazdu na żądanie innej osoby uczestniczącej w tym wypadku?</text:p>
          </table:table-cell>
          <table:table-cell office:value-type="boolean" office:boolean-value="true">
            <text:p>TRUE</text:p>
          </table:table-cell>
          <table:table-cell office:value-type="string">
            <text:p>1C12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11">
            <text:p>6311</text:p>
          </table:table-cell>
          <table:table-cell office:value-type="string">
            <text:p>Czy uczestnicząc w wypadku drogowym, masz obowiązek podać dane dotyczące umowy odpowiedzialności cywilnej pojazdu, gdy żąda tego inna osoba, która bierze udział w zdarzeniu?</text:p>
          </table:table-cell>
          <table:table-cell office:value-type="boolean" office:boolean-value="true">
            <text:p>TRUE</text:p>
          </table:table-cell>
          <table:table-cell office:value-type="string">
            <text:p>1C122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12">
            <text:p>6312</text:p>
          </table:table-cell>
          <table:table-cell office:value-type="string">
            <text:p>Czy w przypadku unieruchomienia na autostradzie kierowanego przez siebie pojazdu, masz obowiązek to sygnalizować, umieszczając 100 m za nim ostrzegawczy trójkąt odblaskowy?</text:p>
          </table:table-cell>
          <table:table-cell office:value-type="boolean" office:boolean-value="true">
            <text:p>TRUE</text:p>
          </table:table-cell>
          <table:table-cell office:value-type="string">
            <text:p>1C12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14">
            <text:p>6314</text:p>
          </table:table-cell>
          <table:table-cell office:value-type="string">
            <text:p>Czy podczas holowania pojazdu wolno Ci używać świateł awaryjnych?</text:p>
          </table:table-cell>
          <table:table-cell office:value-type="boolean" office:boolean-value="false">
            <text:p>FALSE</text:p>
          </table:table-cell>
          <table:table-cell office:value-type="string">
            <text:p>1C127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15">
            <text:p>6315</text:p>
          </table:table-cell>
          <table:table-cell office:value-type="string">
            <text:p>Czy masz prawo zabezpieczyć miejsce wypadku, do którego dojechałeś, ustawiając odpowiednio swój samochód i włączając światła awaryjne?</text:p>
          </table:table-cell>
          <table:table-cell office:value-type="boolean" office:boolean-value="true">
            <text:p>TRUE</text:p>
          </table:table-cell>
          <table:table-cell office:value-type="string">
            <text:p>1C128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6316">
            <text:p>6316</text:p>
          </table:table-cell>
          <table:table-cell office:value-type="string">
            <text:p>Czy spożycie amfetaminy może zwiększać skłonność kierowcy do ryzykownych i agresywnych zachowań?</text:p>
          </table:table-cell>
          <table:table-cell office:value-type="boolean" office:boolean-value="true">
            <text:p>TRUE</text:p>
          </table:table-cell>
          <table:table-cell office:value-type="string">
            <text:p>1C20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17">
            <text:p>6317</text:p>
          </table:table-cell>
          <table:table-cell office:value-type="string">
            <text:p>Czy zażycie leków uspokajających i nasennych, może zaburzać u kierującego kontrolę toru jazdy?</text:p>
          </table:table-cell>
          <table:table-cell office:value-type="boolean" office:boolean-value="true">
            <text:p>TRUE</text:p>
          </table:table-cell>
          <table:table-cell office:value-type="string">
            <text:p>1C207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20">
            <text:p>6320</text:p>
          </table:table-cell>
          <table:table-cell office:value-type="string">
            <text:p>Czy substancje psychoaktywne (m. in. 'dopalacze') wpływają na zdolność bezpiecznego kierowania pojazdem nawet przez najbardziej doświadczonych kierowców?</text:p>
          </table:table-cell>
          <table:table-cell office:value-type="boolean" office:boolean-value="true">
            <text:p>TRUE</text:p>
          </table:table-cell>
          <table:table-cell office:value-type="string">
            <text:p>1C222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21">
            <text:p>6321</text:p>
          </table:table-cell>
          <table:table-cell office:value-type="string">
            <text:p>Czy w każdym przypadku, po zażyciu leku przepisanego przez lekarza, możesz kierować pojazdem?</text:p>
          </table:table-cell>
          <table:table-cell office:value-type="boolean" office:boolean-value="false">
            <text:p>FALSE</text:p>
          </table:table-cell>
          <table:table-cell office:value-type="string">
            <text:p>1C223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22">
            <text:p>6322</text:p>
          </table:table-cell>
          <table:table-cell office:value-type="string">
            <text:p>Czy zamierzając kierować pojazdem po zażyciu leków, powinieneś upewnić się, że nie mają one negatywnego wpływu na twój stan psychofizyczny?</text:p>
          </table:table-cell>
          <table:table-cell office:value-type="boolean" office:boolean-value="true">
            <text:p>TRUE</text:p>
          </table:table-cell>
          <table:table-cell office:value-type="string">
            <text:p>1C225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23">
            <text:p>6323</text:p>
          </table:table-cell>
          <table:table-cell office:value-type="string">
            <text:p>Czy powinieneś kontynuować jazdę, jeżeli podczas pokonywania długiej trasy zaczynasz odczuwać zmęczenie i senność?</text:p>
          </table:table-cell>
          <table:table-cell office:value-type="boolean" office:boolean-value="false">
            <text:p>FALSE</text:p>
          </table:table-cell>
          <table:table-cell office:value-type="string">
            <text:p>1C280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7130">
            <text:p>7130</text:p>
          </table:table-cell>
          <table:table-cell office:value-type="string">
            <text:p>Czy ze względów bezpieczeństwa wskazane jest, aby używając gaśnicy samochodowej, unikać pełnego otwarcia pokrywy komory silnika?</text:p>
          </table:table-cell>
          <table:table-cell office:value-type="boolean" office:boolean-value="true">
            <text:p>TRUE</text:p>
          </table:table-cell>
          <table:table-cell office:value-type="string">
            <text:p>R_2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131">
            <text:p>7131</text:p>
          </table:table-cell>
          <table:table-cell office:value-type="string">
            <text:p>Czy w tej sytuacji uzasadnione jest sprawdzenie, czy sprawca wypadku zaciągnął hamulec awaryjny i wyłączył silnik?</text:p>
          </table:table-cell>
          <table:table-cell office:value-type="boolean" office:boolean-value="true">
            <text:p>TRUE</text:p>
          </table:table-cell>
          <table:table-cell office:value-type="string">
            <text:p>R_1org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159">
            <text:p>7159</text:p>
          </table:table-cell>
          <table:table-cell office:value-type="string">
            <text:p>Czy w tej sytuacji powinieneś zachować szczególną ostrożność a w razie potrzeby zatrzymać się?</text:p>
          </table:table-cell>
          <table:table-cell office:value-type="boolean" office:boolean-value="true">
            <text:p>TRUE</text:p>
          </table:table-cell>
          <table:table-cell office:value-type="string">
            <text:p>1B36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7160">
            <text:p>7160</text:p>
          </table:table-cell>
          <table:table-cell office:value-type="string">
            <text:p>Czy w tej sytuacji możesz wyprzedzić rowerzystę?</text:p>
          </table:table-cell>
          <table:table-cell office:value-type="boolean" office:boolean-value="false">
            <text:p>FALSE</text:p>
          </table:table-cell>
          <table:table-cell office:value-type="string">
            <text:p>1B410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7166">
            <text:p>7166</text:p>
          </table:table-cell>
          <table:table-cell office:value-type="string">
            <text:p>Czy zatrzymując na tej drodze pojazd, który uległ awarii, masz obowiązek umieścić ostrzegawczy trójkąt odblaskowy w odległości 100 m za nim?</text:p>
          </table:table-cell>
          <table:table-cell office:value-type="boolean" office:boolean-value="true">
            <text:p>TRUE</text:p>
          </table:table-cell>
          <table:table-cell office:value-type="string">
            <text:p>1C123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167">
            <text:p>7167</text:p>
          </table:table-cell>
          <table:table-cell office:value-type="string">
            <text:p>Czy na drodze ekspresowej, podczas postoju pojazdu silnikowego, który uległ awarii, masz obowiązek przez cały czas to sygnalizować?</text:p>
          </table:table-cell>
          <table:table-cell office:value-type="boolean" office:boolean-value="true">
            <text:p>TRUE</text:p>
          </table:table-cell>
          <table:table-cell office:value-type="string">
            <text:p>1C180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230">
            <text:p>7230</text:p>
          </table:table-cell>
          <table:table-cell office:value-type="string">
            <text:p>Czy w tej sytuacji, powinieneś wziąć pod uwagę możliwość wtargnięcia pieszych na jezdnię?</text:p>
          </table:table-cell>
          <table:table-cell office:value-type="boolean" office:boolean-value="true">
            <text:p>TRUE</text:p>
          </table:table-cell>
          <table:table-cell office:value-type="string">
            <text:p>3444orgbm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7231">
            <text:p>7231</text:p>
          </table:table-cell>
          <table:table-cell office:value-type="string">
            <text:p>Czy podczas wyprzedzania rowerzysty, w warunkach zmniejszonej przejrzystości powietrza, poza obszarem zabudowanym, powinieneś używać krótkotrwałych sygnałów dźwiękowych?</text:p>
          </table:table-cell>
          <table:table-cell office:value-type="boolean" office:boolean-value="true">
            <text:p>TRUE</text:p>
          </table:table-cell>
          <table:table-cell office:value-type="string">
            <text:p>1B35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7235">
            <text:p>7235</text:p>
          </table:table-cell>
          <table:table-cell office:value-type="string">
            <text:p>Czy kierując pojazdem w stanie pobudzenia emocjonalnego, zwiększasz precyzję i trafność swoich reakcji w sytuacji niebezpiecznej?</text:p>
          </table:table-cell>
          <table:table-cell office:value-type="boolean" office:boolean-value="false">
            <text:p>FALSE</text:p>
          </table:table-cell>
          <table:table-cell office:value-type="string">
            <text:p>W20(31)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7241">
            <text:p>7241</text:p>
          </table:table-cell>
          <table:table-cell office:value-type="string">
            <text:p>Uczestniczyłeś w wypadku drogowym, w którym są ranni. Czy wolno Ci podejmować czynności, które mogłyby utrudnić ustalenie przebiegu wypadku?</text:p>
          </table:table-cell>
          <table:table-cell office:value-type="boolean" office:boolean-value="false">
            <text:p>FALSE</text:p>
          </table:table-cell>
          <table:table-cell office:value-type="string">
            <text:p>DSC_0178z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244">
            <text:p>7244</text:p>
          </table:table-cell>
          <table:table-cell office:value-type="string">
            <text:p>Czy na obszarze zabudowanym masz obowiązek włączyć światła awaryjne, aby sygnalizować postój uszkodzonego pojazdu, który znajduje się poza jezdnią?</text:p>
          </table:table-cell>
          <table:table-cell office:value-type="boolean" office:boolean-value="false">
            <text:p>FALSE</text:p>
          </table:table-cell>
          <table:table-cell office:value-type="string">
            <text:p>1C118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282">
            <text:p>7282</text:p>
          </table:table-cell>
          <table:table-cell office:value-type="string">
            <text:p>Czy w przedstawionej sytuacji masz obowiązek ustąpić pierwszeństwa rowerzyście?</text:p>
          </table:table-cell>
          <table:table-cell office:value-type="boolean" office:boolean-value="false">
            <text:p>FALSE</text:p>
          </table:table-cell>
          <table:table-cell office:value-type="string">
            <text:p>3509_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7429">
            <text:p>7429</text:p>
          </table:table-cell>
          <table:table-cell office:value-type="string">
            <text:p>Czy w tej sytuacji masz obowiązek uważnie obserwować zachowanie rowerzysty?</text:p>
          </table:table-cell>
          <table:table-cell office:value-type="boolean" office:boolean-value="true">
            <text:p>TRUE</text:p>
          </table:table-cell>
          <table:table-cell office:value-type="string">
            <text:p>3558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7431">
            <text:p>7431</text:p>
          </table:table-cell>
          <table:table-cell office:value-type="string">
            <text:p>Czy masz obowiązek zatrzymać się przed widocznym przejazdem kolejowym nawet wówczas, gdy jesteś pewien, że nie nadjeżdża pociąg?</text:p>
          </table:table-cell>
          <table:table-cell office:value-type="boolean" office:boolean-value="true">
            <text:p>TRUE</text:p>
          </table:table-cell>
          <table:table-cell office:value-type="string">
            <text:p>L3T1_00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7433">
            <text:p>7433</text:p>
          </table:table-cell>
          <table:table-cell office:value-type="string">
            <text:p>Czy włączenie świateł awaryjnych i umieszczenie trójkąta ostrzegawczego w odległości 50–70 metrów za pojazdem jest prawidłowym sygnalizowaniem jego awarii na autostradzie?</text:p>
          </table:table-cell>
          <table:table-cell office:value-type="boolean" office:boolean-value="false">
            <text:p>FALSE</text:p>
          </table:table-cell>
          <table:table-cell office:value-type="string">
            <text:p>L6T1_043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449">
            <text:p>7449</text:p>
          </table:table-cell>
          <table:table-cell office:value-type="string">
            <text:p>Uczestniczysz w wypadku, w którym uszkodzeniu uległ tylko Twój pojazd. Czy masz obowiązek niezwłocznego usunięcia go z miejsca wypadku, aby nie powodował zagrożenia lub tamowania ruchu?</text:p>
          </table:table-cell>
          <table:table-cell office:value-type="boolean" office:boolean-value="true">
            <text:p>TRUE</text:p>
          </table:table-cell>
          <table:table-cell office:value-type="string">
            <text:p>2766_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640">
            <text:p>7640</text:p>
          </table:table-cell>
          <table:table-cell office:value-type="string">
            <text:p>Czy w tej sytuacji wolno Ci zachować 0,5 metra odstępu między Twoim pojazdem a wyprzedzanym rowerzystą?</text:p>
          </table:table-cell>
          <table:table-cell office:value-type="boolean" office:boolean-value="false">
            <text:p>FALSE</text:p>
          </table:table-cell>
          <table:table-cell office:value-type="string">
            <text:p>1B359_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7642">
            <text:p>7642</text:p>
          </table:table-cell>
          <table:table-cell office:value-type="string">
            <text:p>Czy dopuszczalne jest włączenie świateł awaryjnych w pojeździe holującym?</text:p>
          </table:table-cell>
          <table:table-cell office:value-type="boolean" office:boolean-value="false">
            <text:p>FALSE</text:p>
          </table:table-cell>
          <table:table-cell office:value-type="string">
            <text:p>1C127_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643">
            <text:p>7643</text:p>
          </table:table-cell>
          <table:table-cell office:value-type="string">
            <text:p>Czy szukając osób, które mogły zostać ranne w wypadku drogowym, masz obowiązek sprawdzić wszystkie przestrzenie rozbitego pojazdu, łącznie z bagażnikiem?</text:p>
          </table:table-cell>
          <table:table-cell office:value-type="boolean" office:boolean-value="true">
            <text:p>TRUE</text:p>
          </table:table-cell>
          <table:table-cell office:value-type="string">
            <text:p>1C171_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645">
            <text:p>7645</text:p>
          </table:table-cell>
          <table:table-cell office:value-type="string">
            <text:p>Czy powinieneś, bez wcześniejszego wezwania pomocy, rozpocząć resuscytację potrzebującej jej osoby rannej, gdy jesteś sam na miejscu wypadku drogowego?</text:p>
          </table:table-cell>
          <table:table-cell office:value-type="boolean" office:boolean-value="false">
            <text:p>FALSE</text:p>
          </table:table-cell>
          <table:table-cell office:value-type="string">
            <text:p>1C180_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646">
            <text:p>7646</text:p>
          </table:table-cell>
          <table:table-cell office:value-type="string">
            <text:p>Czy zgłaszając wypadek drogowy na numer alarmowy służb ratunkowych powinieneś udostępnić swoje dane identyfikacyjne?</text:p>
          </table:table-cell>
          <table:table-cell office:value-type="boolean" office:boolean-value="true">
            <text:p>TRUE</text:p>
          </table:table-cell>
          <table:table-cell office:value-type="string">
            <text:p>1C182_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647">
            <text:p>7647</text:p>
          </table:table-cell>
          <table:table-cell office:value-type="string">
            <text:p>Czy przykrycie kocem termoizolacyjnym odwróconym na wierzch złotą stroną chroni osobę ranną w wypadku drogowym przed utratą ciepła?</text:p>
          </table:table-cell>
          <table:table-cell office:value-type="boolean" office:boolean-value="true">
            <text:p>TRUE</text:p>
          </table:table-cell>
          <table:table-cell office:value-type="string">
            <text:p>1C192_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648">
            <text:p>7648</text:p>
          </table:table-cell>
          <table:table-cell office:value-type="string">
            <text:p>Czy osobę ranną, która odzyskała oddech, ale jest nieprzytomna, należy ułożyć w pozycji bocznej ustalonej?</text:p>
          </table:table-cell>
          <table:table-cell office:value-type="boolean" office:boolean-value="true">
            <text:p>TRUE</text:p>
          </table:table-cell>
          <table:table-cell office:value-type="string">
            <text:p>1C195_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649">
            <text:p>7649</text:p>
          </table:table-cell>
          <table:table-cell office:value-type="string">
            <text:p>Czy wolno Ci polewać oparzenie zimną wodą?</text:p>
          </table:table-cell>
          <table:table-cell office:value-type="boolean" office:boolean-value="true">
            <text:p>TRUE</text:p>
          </table:table-cell>
          <table:table-cell office:value-type="string">
            <text:p>1C1111_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7650">
            <text:p>7650</text:p>
          </table:table-cell>
          <table:table-cell office:value-type="string">
            <text:p>Czy wolno Ci położyć bezpośrednio na ranę kompres z wyjałowionej gazy?</text:p>
          </table:table-cell>
          <table:table-cell office:value-type="boolean" office:boolean-value="true">
            <text:p>TRUE</text:p>
          </table:table-cell>
          <table:table-cell office:value-type="string">
            <text:p>1C1124_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8282">
            <text:p>8282</text:p>
          </table:table-cell>
          <table:table-cell office:value-type="string">
            <text:p>Czy w tej sytuacji po skręcie w prawo masz pierwszeństwo przed rowerzystą?</text:p>
          </table:table-cell>
          <table:table-cell office:value-type="boolean" office:boolean-value="false">
            <text:p>FALSE</text:p>
          </table:table-cell>
          <table:table-cell office:value-type="string">
            <text:p>255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284">
            <text:p>8284</text:p>
          </table:table-cell>
          <table:table-cell office:value-type="string">
            <text:p>Czy w tej sytuacji masz obowiązek użyć sygnału dźwiękowego, aby skłonić rowerzystę do szybszej jazdy?</text:p>
          </table:table-cell>
          <table:table-cell office:value-type="boolean" office:boolean-value="false">
            <text:p>FALSE</text:p>
          </table:table-cell>
          <table:table-cell office:value-type="string">
            <text:p>265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285">
            <text:p>8285</text:p>
          </table:table-cell>
          <table:table-cell office:value-type="string">
            <text:p>Czy skręcając w prawo na tym skrzyżowaniu jesteś zobowiązany do zatrzymania się przed sygnalizatorem?</text:p>
          </table:table-cell>
          <table:table-cell office:value-type="boolean" office:boolean-value="true">
            <text:p>TRUE</text:p>
          </table:table-cell>
          <table:table-cell office:value-type="string">
            <text:p>PNS-10-14-0020_Censored_1024x57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286">
            <text:p>8286</text:p>
          </table:table-cell>
          <table:table-cell office:value-type="string">
            <text:p>Czy w przedstawionej sytuacji należy powstrzymać się od wyprzedzania rowerzysty?</text:p>
          </table:table-cell>
          <table:table-cell office:value-type="boolean" office:boolean-value="true">
            <text:p>TRUE</text:p>
          </table:table-cell>
          <table:table-cell office:value-type="string">
            <text:p>PICT_203_1024x57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288">
            <text:p>8288</text:p>
          </table:table-cell>
          <table:table-cell office:value-type="string">
            <text:p>Czy w przedstawionej sytuacji skręcając w prawo ustąpisz pierwszeństwa rowerzyście?</text:p>
          </table:table-cell>
          <table:table-cell office:value-type="boolean" office:boolean-value="true">
            <text:p>TRUE</text:p>
          </table:table-cell>
          <table:table-cell office:value-type="string">
            <text:p>PICT_60_1024x57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292">
            <text:p>8292</text:p>
          </table:table-cell>
          <table:table-cell office:value-type="string">
            <text:p>Czy podczas powolnej jazdy w warunkach zatoru drogowego powinieneś spodziewać się, że będziesz wyprzedzany z prawej strony przez kierującego rowerem?</text:p>
          </table:table-cell>
          <table:table-cell office:value-type="boolean" office:boolean-value="true">
            <text:p>TRUE</text:p>
          </table:table-cell>
          <table:table-cell office:value-type="string">
            <text:p>Slajd219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294">
            <text:p>8294</text:p>
          </table:table-cell>
          <table:table-cell office:value-type="string">
            <text:p>Czy w tej sytuacji kierując pojazdem powinieneś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265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296">
            <text:p>8296</text:p>
          </table:table-cell>
          <table:table-cell office:value-type="string">
            <text:p>Czy w tej sytuacji po skręcie w prawo powinieneś ustąpić pierwszeństwa rowerzyście?</text:p>
          </table:table-cell>
          <table:table-cell office:value-type="boolean" office:boolean-value="true">
            <text:p>TRUE</text:p>
          </table:table-cell>
          <table:table-cell office:value-type="string">
            <text:p>255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00">
            <text:p>8300</text:p>
          </table:table-cell>
          <table:table-cell office:value-type="string">
            <text:p>Czy w tej sytuacji powinieneś umożliwić pieszemu swobodne opuszczenie przejścia dla pieszych?</text:p>
          </table:table-cell>
          <table:table-cell office:value-type="boolean" office:boolean-value="true">
            <text:p>TRUE</text:p>
          </table:table-cell>
          <table:table-cell office:value-type="string">
            <text:p>267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04">
            <text:p>8304</text:p>
          </table:table-cell>
          <table:table-cell office:value-type="string">
            <text:p>Czy w przedstawionej sytuacji masz prawo wjechać na przejazd kolejowy bez zatrzymania po upewnieniu się, że nie nadjeżdża pojazd szynowy?</text:p>
          </table:table-cell>
          <table:table-cell office:value-type="boolean" office:boolean-value="false">
            <text:p>FALSE</text:p>
          </table:table-cell>
          <table:table-cell office:value-type="string">
            <text:p>PICT_82_1024x57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05">
            <text:p>8305</text:p>
          </table:table-cell>
          <table:table-cell office:value-type="string">
            <text:p>Czy w przedstawionej sytuacji masz prawo wjechać na przejazd kolejowy?</text:p>
          </table:table-cell>
          <table:table-cell office:value-type="boolean" office:boolean-value="false">
            <text:p>FALSE</text:p>
          </table:table-cell>
          <table:table-cell office:value-type="string">
            <text:p>PICT_81_1024x57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06">
            <text:p>8306</text:p>
          </table:table-cell>
          <table:table-cell office:value-type="string">
            <text:p>Czy w przedstawionej sytuacji zbliżasz się do przejazdu kolejowego bez zapór?</text:p>
          </table:table-cell>
          <table:table-cell office:value-type="boolean" office:boolean-value="false">
            <text:p>FALSE</text:p>
          </table:table-cell>
          <table:table-cell office:value-type="string">
            <text:p>PICT_84_1024x57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09">
            <text:p>8309</text:p>
          </table:table-cell>
          <table:table-cell office:value-type="string">
            <text:p>Czy masz prawo wjechać na przejazd kolejowy, w czasie podnoszenia zapór przez pracownika kolejowego?</text:p>
          </table:table-cell>
          <table:table-cell office:value-type="boolean" office:boolean-value="false">
            <text:p>FALSE</text:p>
          </table:table-cell>
          <table:table-cell office:value-type="string">
            <text:p>Slajd_002908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11">
            <text:p>8311</text:p>
          </table:table-cell>
          <table:table-cell office:value-type="string">
            <text:p>Czy przejeżdżając przez przejazd kolejowy masz pierwszeństwo przed nadjeżdżającym pojazdem szynowym?</text:p>
          </table:table-cell>
          <table:table-cell office:value-type="boolean" office:boolean-value="false">
            <text:p>FALSE</text:p>
          </table:table-cell>
          <table:table-cell office:value-type="string">
            <text:p>176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14">
            <text:p>8314</text:p>
          </table:table-cell>
          <table:table-cell office:value-type="string">
            <text:p>Czy w tej sytuacji masz prawo wjechać na przejazd kolejowy z zachowaniem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174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15">
            <text:p>8315</text:p>
          </table:table-cell>
          <table:table-cell office:value-type="string">
            <text:p>Czy w widocznej sytuacji znajdujesz się przed przejazdem kolejowym jednotorowym?</text:p>
          </table:table-cell>
          <table:table-cell office:value-type="boolean" office:boolean-value="false">
            <text:p>FALSE</text:p>
          </table:table-cell>
          <table:table-cell office:value-type="string">
            <text:p>Slajd280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16">
            <text:p>8316</text:p>
          </table:table-cell>
          <table:table-cell office:value-type="string">
            <text:p>Po przejechaniu pojazdu szynowego półzapory unoszą się do góry. Czy w tej sytuacji masz prawo rozpocząć jazdę i wjechać na tory kolejowe?</text:p>
          </table:table-cell>
          <table:table-cell office:value-type="boolean" office:boolean-value="false">
            <text:p>FALSE</text:p>
          </table:table-cell>
          <table:table-cell office:value-type="string">
            <text:p>239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17">
            <text:p>8317</text:p>
          </table:table-cell>
          <table:table-cell office:value-type="string">
            <text:p>Czy w przedstawionej sytuacji zbliżasz się do przejazdu kolejowego z zaporami?</text:p>
          </table:table-cell>
          <table:table-cell office:value-type="boolean" office:boolean-value="true">
            <text:p>TRUE</text:p>
          </table:table-cell>
          <table:table-cell office:value-type="string">
            <text:p>PICT_84_1024x57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19">
            <text:p>8319</text:p>
          </table:table-cell>
          <table:table-cell office:value-type="string">
            <text:p>Czy w widocznej sytuacji masz obowiązek zatrzymać pojazd i upewnić się czy nie nadjeżdża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Film_585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22">
            <text:p>8322</text:p>
          </table:table-cell>
          <table:table-cell office:value-type="string">
            <text:p>Czy przed wjechaniem na tory należy upewnić się, czy nie zbliża się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Slajd290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23">
            <text:p>8323</text:p>
          </table:table-cell>
          <table:table-cell office:value-type="string">
            <text:p>Czy w razie unieruchomienia pojazdu na przejeździe kolejowym masz obowiązek ostrzec kierującego pojazdem szynowym, jeżeli nie jest możliwie usunięcie pojazdu z tego przejazdu?</text:p>
          </table:table-cell>
          <table:table-cell office:value-type="boolean" office:boolean-value="true">
            <text:p>TRUE</text:p>
          </table:table-cell>
          <table:table-cell office:value-type="string">
            <text:p>Slajd205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26">
            <text:p>8326</text:p>
          </table:table-cell>
          <table:table-cell office:value-type="string">
            <text:p>Czy w tej sytuacji masz obowiązek zatrzymania się przed sygnalizatorem?</text:p>
          </table:table-cell>
          <table:table-cell office:value-type="boolean" office:boolean-value="true">
            <text:p>TRUE</text:p>
          </table:table-cell>
          <table:table-cell office:value-type="string">
            <text:p>174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28">
            <text:p>8328</text:p>
          </table:table-cell>
          <table:table-cell office:value-type="string">
            <text:p>Czy w tej sytuacji masz prawo wjechać na przejazd kolejowy dopiero po upewnieniu, że nie zbliża się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236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29">
            <text:p>8329</text:p>
          </table:table-cell>
          <table:table-cell office:value-type="string">
            <text:p>Czy w widocznej sytuacji masz obowiązek zachować szczególną ostrożność, zatrzymać pojazd oraz upewnić się czy nie nadjeżdża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Slajd296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33">
            <text:p>8333</text:p>
          </table:table-cell>
          <table:table-cell office:value-type="string">
            <text:p>Czy zbliżając się do przejazdu kolejowego masz obowiązek zastosować zasadę szczególnej ostrożności?</text:p>
          </table:table-cell>
          <table:table-cell office:value-type="boolean" office:boolean-value="true">
            <text:p>TRUE</text:p>
          </table:table-cell>
          <table:table-cell office:value-type="string">
            <text:p>177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52">
            <text:p>8352</text:p>
          </table:table-cell>
          <table:table-cell office:value-type="string">
            <text:p>Czy w takim miejscu na jezdni w obszarze zabudowanym masz obowiązek sygnalizować postój pojazdu silnikowego w razie uczestniczenia w wypadku drogowym?</text:p>
          </table:table-cell>
          <table:table-cell office:value-type="boolean" office:boolean-value="true">
            <text:p>TRUE</text:p>
          </table:table-cell>
          <table:table-cell office:value-type="string">
            <text:p>246_1024x576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8382">
            <text:p>8382</text:p>
          </table:table-cell>
          <table:table-cell office:value-type="string">
            <text:p>Czy w widocznej sytuacji masz prawo kontynuować jazdę bez zatrzymania się?</text:p>
          </table:table-cell>
          <table:table-cell office:value-type="boolean" office:boolean-value="false">
            <text:p>FALSE</text:p>
          </table:table-cell>
          <table:table-cell office:value-type="string">
            <text:p>Slajd280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83">
            <text:p>8383</text:p>
          </table:table-cell>
          <table:table-cell office:value-type="string">
            <text:p>Czy w widocznej sytuacji masz prawo przejechać przez przejazd bez zatrzymania się, jeżeli nie nadjeżdża pojazd szynowy?</text:p>
          </table:table-cell>
          <table:table-cell office:value-type="boolean" office:boolean-value="false">
            <text:p>FALSE</text:p>
          </table:table-cell>
          <table:table-cell office:value-type="string">
            <text:p>Slajd290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386">
            <text:p>8386</text:p>
          </table:table-cell>
          <table:table-cell office:value-type="string">
            <text:p>Czy w widocznej sytuacji masz prawo wjechać na przejazd kolejowy bez zatrzymania się, jeżeli nie zbliża się pojazd szynowy?</text:p>
          </table:table-cell>
          <table:table-cell office:value-type="boolean" office:boolean-value="false">
            <text:p>FALSE</text:p>
          </table:table-cell>
          <table:table-cell office:value-type="string">
            <text:p>Slajd296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8416">
            <text:p>8416</text:p>
          </table:table-cell>
          <table:table-cell office:value-type="string">
            <text:p>Czy masz prawo prowadzić pojazd gdy obecność alkoholu w wydychanym powietrzu w Twoim organizmie przekracza 0,1 mg w dm³?</text:p>
          </table:table-cell>
          <table:table-cell office:value-type="boolean" office:boolean-value="false">
            <text:p>FALSE</text:p>
          </table:table-cell>
          <table:table-cell office:value-type="string">
            <text:p>91_1024x57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8417">
            <text:p>8417</text:p>
          </table:table-cell>
          <table:table-cell office:value-type="string">
            <text:p>Czy masz prawo prowadzić pojazd gdy stężenie alkoholu we krwi w Twoim organizmie przekracza 0,2‰?</text:p>
          </table:table-cell>
          <table:table-cell office:value-type="boolean" office:boolean-value="false">
            <text:p>FALSE</text:p>
          </table:table-cell>
          <table:table-cell office:value-type="string">
            <text:p>91_1024x57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8418">
            <text:p>8418</text:p>
          </table:table-cell>
          <table:table-cell office:value-type="string">
            <text:p>Czy po każdym leku dostępnym bez recepty masz prawo prowadzić pojazd?</text:p>
          </table:table-cell>
          <table:table-cell office:value-type="boolean" office:boolean-value="false">
            <text:p>FALSE</text:p>
          </table:table-cell>
          <table:table-cell office:value-type="string">
            <text:p>IMG_4570_1024x57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8419">
            <text:p>8419</text:p>
          </table:table-cell>
          <table:table-cell office:value-type="string">
            <text:p>Czy prowadząc pojazd w stanie po użyciu alkoholu podlegasz odpowiedzialności za wykroczenie?</text:p>
          </table:table-cell>
          <table:table-cell office:value-type="boolean" office:boolean-value="true">
            <text:p>TRUE</text:p>
          </table:table-cell>
          <table:table-cell office:value-type="string">
            <text:p>91_1024x57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8660">
            <text:p>8660</text:p>
          </table:table-cell>
          <table:table-cell office:value-type="string">
            <text:p>Czy w widocznej sytuacji dopuszczalne jest skręcanie w lewo i zawracanie na skrzyżowaniu?</text:p>
          </table:table-cell>
          <table:table-cell office:value-type="boolean" office:boolean-value="true">
            <text:p>TRUE</text:p>
          </table:table-cell>
          <table:table-cell office:value-type="string">
            <text:p>Slajd385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9347">
            <text:p>9347</text:p>
          </table:table-cell>
          <table:table-cell office:value-type="string">
            <text:p>Czy zbliżając się do drogi dla rowerów musisz zawsze się zatrzymać?</text:p>
          </table:table-cell>
          <table:table-cell office:value-type="boolean" office:boolean-value="false">
            <text:p>FALSE</text:p>
          </table:table-cell>
          <table:table-cell office:value-type="string">
            <text:p>1106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9352">
            <text:p>9352</text:p>
          </table:table-cell>
          <table:table-cell office:value-type="string">
            <text:p>Czy na każdym skrzyżowaniu wyprzedzanie rowerzysty jest zawsze zabronione?</text:p>
          </table:table-cell>
          <table:table-cell office:value-type="boolean" office:boolean-value="false">
            <text:p>FALSE</text:p>
          </table:table-cell>
          <table:table-cell office:value-type="string">
            <text:p>1207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9360">
            <text:p>9360</text:p>
          </table:table-cell>
          <table:table-cell office:value-type="string">
            <text:p>Czy w przedstawionej sytuacji widzisz kończący się pas ruchu dla rowerzystów?</text:p>
          </table:table-cell>
          <table:table-cell office:value-type="boolean" office:boolean-value="true">
            <text:p>TRUE</text:p>
          </table:table-cell>
          <table:table-cell office:value-type="string">
            <text:p>1109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9362">
            <text:p>9362</text:p>
          </table:table-cell>
          <table:table-cell office:value-type="string">
            <text:p>Czy widoczny znak ostrzega Cię, że zbliżasz się do przejazdu przez tory tramwajowe?</text:p>
          </table:table-cell>
          <table:table-cell office:value-type="boolean" office:boolean-value="true">
            <text:p>TRUE</text:p>
          </table:table-cell>
          <table:table-cell office:value-type="string">
            <text:p>1096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9541">
            <text:p>9541</text:p>
          </table:table-cell>
          <table:table-cell office:value-type="string">
            <text:p>Czy w przedstawionej sytuacji minimalna odległość jaką należy zachować od rowerzysty podczas wyprzedzania wynosi 1 m?</text:p>
          </table:table-cell>
          <table:table-cell office:value-type="boolean" office:boolean-value="true">
            <text:p>TRUE</text:p>
          </table:table-cell>
          <table:table-cell office:value-type="string">
            <text:p>ktw2529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9549">
            <text:p>9549</text:p>
          </table:table-cell>
          <table:table-cell office:value-type="string">
            <text:p>Czy w tej sytuacji, zbliżając się do przejazdu kolejowego, masz obowiązek zatrzymać pojazd przed znakiem STOP?</text:p>
          </table:table-cell>
          <table:table-cell office:value-type="boolean" office:boolean-value="false">
            <text:p>FALSE</text:p>
          </table:table-cell>
          <table:table-cell office:value-type="string">
            <text:p>ktw2541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9706">
            <text:p>9706</text:p>
          </table:table-cell>
          <table:table-cell office:value-type="string">
            <text:p>Czy w przedstawionej sytuacji ustąpisz pierwszeństwa rowerzyście?</text:p>
          </table:table-cell>
          <table:table-cell office:value-type="boolean" office:boolean-value="true">
            <text:p>TRUE</text:p>
          </table:table-cell>
          <table:table-cell office:value-type="string">
            <text:p>ktw2991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9791">
            <text:p>9791</text:p>
          </table:table-cell>
          <table:table-cell office:value-type="string">
            <text:p>Czy kierujący pojazdem jest obowiązany sygnalizować postój pojazdu silnikowego lub przyczepy z powodu uszkodzenia lub wypadku na autostradzie?</text:p>
          </table:table-cell>
          <table:table-cell office:value-type="boolean" office:boolean-value="true">
            <text:p>TRUE</text:p>
          </table:table-cell>
          <table:table-cell office:value-type="string">
            <text:p>ktw1000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9792">
            <text:p>9792</text:p>
          </table:table-cell>
          <table:table-cell office:value-type="string">
            <text:p>Czy kierujący pojazdem jest obowiązany sygnalizować postój pojazdu silnikowego lub przyczepy z powodu uszkodzenia lub wypadku na drodze ekspresowej?</text:p>
          </table:table-cell>
          <table:table-cell office:value-type="boolean" office:boolean-value="true">
            <text:p>TRUE</text:p>
          </table:table-cell>
          <table:table-cell office:value-type="string">
            <text:p>ktw1000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0039">
            <text:p>10039</text:p>
          </table:table-cell>
          <table:table-cell office:value-type="string">
            <text:p>Czy prowadząc pojazd silnikowy z przyczepą w strefie zamieszkania masz prawo jechać z prędkością 30 km/h?</text:p>
          </table:table-cell>
          <table:table-cell office:value-type="string">
            <text:p>C</text:p>
          </table:table-cell>
          <table:table-cell office:value-type="string">
            <text:p>Slajd_001500_1024x576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, ale tylko po zmroku.</text:p>
          </table:table-cell>
          <table:table-cell office:value-type="string">
            <text:p>Tak.</text:p>
          </table:table-cell>
          <table:table-cell office:value-type="string">
            <text:p>Nie.</text:p>
          </table:table-cell>
        </table:table-row>
        <table:table-row>
          <table:table-cell office:value-type="float" office:value="10056">
            <text:p>10056</text:p>
          </table:table-cell>
          <table:table-cell office:value-type="string">
            <text:p>Który z wymienionych czynników ma bezpośredni wpływ na długość całkowitej drogi zatrzymania samochodu osobowego?</text:p>
          </table:table-cell>
          <table:table-cell office:value-type="string">
            <text:p>C</text:p>
          </table:table-cell>
          <table:table-cell office:value-type="string">
            <text:p>Slajd219_cen_1024x576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Ilość paliwa w zbiorniku.</text:p>
          </table:table-cell>
          <table:table-cell office:value-type="string">
            <text:p>Stan układu kierowniczego pojazdu.</text:p>
          </table:table-cell>
          <table:table-cell office:value-type="string">
            <text:p>Czas reakcji kierującego pojazdem.</text:p>
          </table:table-cell>
        </table:table-row>
        <table:table-row>
          <table:table-cell office:value-type="float" office:value="10059">
            <text:p>10059</text:p>
          </table:table-cell>
          <table:table-cell office:value-type="string">
            <text:p>O ile wzrośnie droga hamowania, jeżeli zwiększysz prędkość 2-krotnie?</text:p>
          </table:table-cell>
          <table:table-cell office:value-type="string">
            <text:p>C</text:p>
          </table:table-cell>
          <table:table-cell office:value-type="string">
            <text:p>Slajd219_cen_1024x576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2-krotnie.</text:p>
          </table:table-cell>
          <table:table-cell office:value-type="string">
            <text:p>3-krotnie.</text:p>
          </table:table-cell>
          <table:table-cell office:value-type="string">
            <text:p>4-krotnie.</text:p>
          </table:table-cell>
        </table:table-row>
        <table:table-row>
          <table:table-cell office:value-type="float" office:value="10242">
            <text:p>10242</text:p>
          </table:table-cell>
          <table:table-cell office:value-type="string">
            <text:p>Czy wolno Ci wjechać na przejazd kolejowy, jeżeli podnoszenie zapór nie zostało zakończone?</text:p>
          </table:table-cell>
          <table:table-cell office:value-type="boolean" office:boolean-value="false">
            <text:p>FALSE</text:p>
          </table:table-cell>
          <table:table-cell office:value-type="string">
            <text:p>1_1483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0248">
            <text:p>10248</text:p>
          </table:table-cell>
          <table:table-cell office:value-type="string">
            <text:p>Czy w tej sytuacji masz obowiązek obserwować zachowania rowerzysty?</text:p>
          </table:table-cell>
          <table:table-cell office:value-type="boolean" office:boolean-value="true">
            <text:p>TRUE</text:p>
          </table:table-cell>
          <table:table-cell office:value-type="string">
            <text:p>1_1466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0314">
            <text:p>10314</text:p>
          </table:table-cell>
          <table:table-cell office:value-type="string">
            <text:p>Czy w tej sytuacji masz obowiązek umożliwić pasażerom opuszczenie tramwaju, który zatrzymał się na przystanku?</text:p>
          </table:table-cell>
          <table:table-cell office:value-type="boolean" office:boolean-value="true">
            <text:p>TRUE</text:p>
          </table:table-cell>
          <table:table-cell office:value-type="string">
            <text:p>1597ztV_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0346">
            <text:p>10346</text:p>
          </table:table-cell>
          <table:table-cell office:value-type="string">
            <text:p>Czy w tej sytuacji masz obowiązek użyć sygnału dźwiękowego w celu ostrzeżenia dzieci, aby nie wbiegały na jezdnie?</text:p>
          </table:table-cell>
          <table:table-cell office:value-type="boolean" office:boolean-value="false">
            <text:p>FALSE</text:p>
          </table:table-cell>
          <table:table-cell office:value-type="string">
            <text:p>1640ztV_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0358">
            <text:p>10358</text:p>
          </table:table-cell>
          <table:table-cell office:value-type="string">
            <text:p>Czy w tej sytuacji należy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1645ztV_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0511">
            <text:p>10511</text:p>
          </table:table-cell>
          <table:table-cell office:value-type="string">
            <text:p>Czy w tej sytuacji znaki informują Cię o końcu drogi ekspresowej?</text:p>
          </table:table-cell>
          <table:table-cell office:value-type="boolean" office:boolean-value="true">
            <text:p>TRUE</text:p>
          </table:table-cell>
          <table:table-cell office:value-type="string">
            <text:p>1704ztV_2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0513">
            <text:p>10513</text:p>
          </table:table-cell>
          <table:table-cell office:value-type="string">
            <text:p>Poruszasz się z prędkością 110 km/h. Czy w tej sytuacji masz obowiązek zmniejszyć prędkość?</text:p>
          </table:table-cell>
          <table:table-cell office:value-type="boolean" office:boolean-value="false">
            <text:p>FALSE</text:p>
          </table:table-cell>
          <table:table-cell office:value-type="string">
            <text:p>1704ztV_2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128">
            <text:p>11128</text:p>
          </table:table-cell>
          <table:table-cell office:value-type="string">
            <text:p>Czy w tej sytuacji masz obowiązek zatrzymania pojazdu przed przejazdem kolejowym?</text:p>
          </table:table-cell>
          <table:table-cell office:value-type="boolean" office:boolean-value="false">
            <text:p>FALSE</text:p>
          </table:table-cell>
          <table:table-cell office:value-type="string">
            <text:p>przejazd zales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129">
            <text:p>11129</text:p>
          </table:table-cell>
          <table:table-cell office:value-type="string">
            <text:p>Czy na tak oznakowanym przejeździe kolejowym jesteś zobowiązany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przejazd zales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130">
            <text:p>11130</text:p>
          </table:table-cell>
          <table:table-cell office:value-type="string">
            <text:p>Czy na tak oznakowanym przejeździe kolejowym masz obowiązek zachowania szczególnej ostrożności?</text:p>
          </table:table-cell>
          <table:table-cell office:value-type="boolean" office:boolean-value="true">
            <text:p>TRUE</text:p>
          </table:table-cell>
          <table:table-cell office:value-type="string">
            <text:p>przejazd kol. 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131">
            <text:p>11131</text:p>
          </table:table-cell>
          <table:table-cell office:value-type="string">
            <text:p>Czy uczestnicząc w wypadku, w którym jest ranny, masz obowiązek udzielenia pierwszej pomocy?</text:p>
          </table:table-cell>
          <table:table-cell office:value-type="boolean" office:boolean-value="true">
            <text:p>TRUE</text:p>
          </table:table-cell>
          <table:table-cell office:value-type="string">
            <text:p>apteczka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1162">
            <text:p>11162</text:p>
          </table:table-cell>
          <table:table-cell office:value-type="string">
            <text:p>Czy w tej sytuacji należy zachować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Dzieci W17 _15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164">
            <text:p>11164</text:p>
          </table:table-cell>
          <table:table-cell office:value-type="string">
            <text:p>Czy w tej sytuacji możesz kontynuować jazdę wyprzedzając rowerzystę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Rowerzystę W17_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195">
            <text:p>11195</text:p>
          </table:table-cell>
          <table:table-cell office:value-type="string">
            <text:p>Czy zamierzając kierować motorowerem, powinieneś powstrzymać się od przyjmowania jakichkolwiek leków?</text:p>
          </table:table-cell>
          <table:table-cell office:value-type="boolean" office:boolean-value="false">
            <text:p>FALSE</text:p>
          </table:table-cell>
          <table:table-cell office:value-type="string">
            <text:p>6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211">
            <text:p>11211</text:p>
          </table:table-cell>
          <table:table-cell office:value-type="string">
            <text:p>Czy w tej sytuacji możesz wyprzedzić rowerzystę?</text:p>
          </table:table-cell>
          <table:table-cell office:value-type="boolean" office:boolean-value="false">
            <text:p>FALSE</text:p>
          </table:table-cell>
          <table:table-cell office:value-type="string">
            <text:p>W17 1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12">
            <text:p>11212</text:p>
          </table:table-cell>
          <table:table-cell office:value-type="string">
            <text:p>Czy w tej sytuacji masz obowiązek zastosować zasadę ograniczonego zaufania?</text:p>
          </table:table-cell>
          <table:table-cell office:value-type="boolean" office:boolean-value="false">
            <text:p>FALSE</text:p>
          </table:table-cell>
          <table:table-cell office:value-type="string">
            <text:p>W17 14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213">
            <text:p>11213</text:p>
          </table:table-cell>
          <table:table-cell office:value-type="string">
            <text:p>Czy jesteś zobowiązany zachować ograniczone zaufanie wobec pieszych, którzy idą chodnikiem?</text:p>
          </table:table-cell>
          <table:table-cell office:value-type="boolean" office:boolean-value="false">
            <text:p>FALSE</text:p>
          </table:table-cell>
          <table:table-cell office:value-type="string">
            <text:p>W17 14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14">
            <text:p>11214</text:p>
          </table:table-cell>
          <table:table-cell office:value-type="string">
            <text:p>Czy w tej sytuacji wyprzedzenie rowerzysty z prawej strony jest dozwolone?</text:p>
          </table:table-cell>
          <table:table-cell office:value-type="boolean" office:boolean-value="false">
            <text:p>FALSE</text:p>
          </table:table-cell>
          <table:table-cell office:value-type="string">
            <text:p>W17 4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15">
            <text:p>11215</text:p>
          </table:table-cell>
          <table:table-cell office:value-type="string">
            <text:p>Czy w tej sytuacji masz prawo wyprzedzić rowerzystę z prawej strony?</text:p>
          </table:table-cell>
          <table:table-cell office:value-type="boolean" office:boolean-value="false">
            <text:p>FALSE</text:p>
          </table:table-cell>
          <table:table-cell office:value-type="string">
            <text:p>W17 5-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16">
            <text:p>11216</text:p>
          </table:table-cell>
          <table:table-cell office:value-type="string">
            <text:p>Czy w tej sytuacji dozwolone jest wyprzedzanie rowerzysty?</text:p>
          </table:table-cell>
          <table:table-cell office:value-type="boolean" office:boolean-value="false">
            <text:p>FALSE</text:p>
          </table:table-cell>
          <table:table-cell office:value-type="string">
            <text:p>W17 8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22">
            <text:p>11222</text:p>
          </table:table-cell>
          <table:table-cell office:value-type="string">
            <text:p>Czy w tej sytuacji masz pierwszeństwo przed rowerzystą?</text:p>
          </table:table-cell>
          <table:table-cell office:value-type="boolean" office:boolean-value="false">
            <text:p>FALSE</text:p>
          </table:table-cell>
          <table:table-cell office:value-type="string">
            <text:p>W17 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23">
            <text:p>11223</text:p>
          </table:table-cell>
          <table:table-cell office:value-type="string">
            <text:p>Czy w tej sytuacji będziesz mógł wyprzedzić rowerzystę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W17 9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24">
            <text:p>11224</text:p>
          </table:table-cell>
          <table:table-cell office:value-type="string">
            <text:p>Czy w tej sytuacji możesz wyprzedzić rowerzystę z lewej strony, jeśli zachowasz odstęp nie mniejszy niż 1 metr?</text:p>
          </table:table-cell>
          <table:table-cell office:value-type="boolean" office:boolean-value="false">
            <text:p>FALSE</text:p>
          </table:table-cell>
          <table:table-cell office:value-type="string">
            <text:p>W17 9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25">
            <text:p>11225</text:p>
          </table:table-cell>
          <table:table-cell office:value-type="string">
            <text:p>Czy zmieniając kierunek jazdy masz obowiązek zachowania szczególnej ostrożności?</text:p>
          </table:table-cell>
          <table:table-cell office:value-type="boolean" office:boolean-value="true">
            <text:p>TRUE</text:p>
          </table:table-cell>
          <table:table-cell office:value-type="string">
            <text:p>W15 20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241">
            <text:p>11241</text:p>
          </table:table-cell>
          <table:table-cell office:value-type="string">
            <text:p>Czy w tej sytuacji możesz wyprzedzić rowerzystkę?</text:p>
          </table:table-cell>
          <table:table-cell office:value-type="boolean" office:boolean-value="false">
            <text:p>FALSE</text:p>
          </table:table-cell>
          <table:table-cell office:value-type="string">
            <text:p>W17 10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42">
            <text:p>11242</text:p>
          </table:table-cell>
          <table:table-cell office:value-type="string">
            <text:p>Czy w tej sytuacji możesz wyprzedzić rowerzystkę bez zachowania metrowego odstępu bocznego?</text:p>
          </table:table-cell>
          <table:table-cell office:value-type="boolean" office:boolean-value="false">
            <text:p>FALSE</text:p>
          </table:table-cell>
          <table:table-cell office:value-type="string">
            <text:p>W17 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43">
            <text:p>11243</text:p>
          </table:table-cell>
          <table:table-cell office:value-type="string">
            <text:p>Czy wyprzedzanie rowerzysty jest dopuszczalne, jeśli musisz wjechać motorowerem na szynę tramwajową lub na pas ruchu do skrętu w lewo, aby zachować 1 metr odstępu?</text:p>
          </table:table-cell>
          <table:table-cell office:value-type="boolean" office:boolean-value="false">
            <text:p>FALSE</text:p>
          </table:table-cell>
          <table:table-cell office:value-type="string">
            <text:p>W17 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44">
            <text:p>11244</text:p>
          </table:table-cell>
          <table:table-cell office:value-type="string">
            <text:p>Zwróć uwagę na znaki nakazu. Czy na tej drodze poruszanie się rowerzysty po jezdni będzie zgodne z przepisami?</text:p>
          </table:table-cell>
          <table:table-cell office:value-type="boolean" office:boolean-value="false">
            <text:p>FALSE</text:p>
          </table:table-cell>
          <table:table-cell office:value-type="string">
            <text:p>W17 20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50">
            <text:p>11250</text:p>
          </table:table-cell>
          <table:table-cell office:value-type="string">
            <text:p>Czy będąc uczestnikiem wypadku drogowego masz obowiązek udzielić poszkodowanemu pierwszej pomocy?</text:p>
          </table:table-cell>
          <table:table-cell office:value-type="boolean" office:boolean-value="true">
            <text:p>TRUE</text:p>
          </table:table-cell>
          <table:table-cell office:value-type="string">
            <text:p>apteczka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1251">
            <text:p>11251</text:p>
          </table:table-cell>
          <table:table-cell office:value-type="string">
            <text:p>Czy w obszarze zabudowanym, w miejscu, gdzie jest to zabronione, masz obowiązek sygnalizować postój pojazdu spowodowany awarią?</text:p>
          </table:table-cell>
          <table:table-cell office:value-type="boolean" office:boolean-value="true">
            <text:p>TRUE</text:p>
          </table:table-cell>
          <table:table-cell office:value-type="string">
            <text:p>wypadek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1258">
            <text:p>11258</text:p>
          </table:table-cell>
          <table:table-cell office:value-type="string">
            <text:p>Czy uczestnicząc w wypadu drogowym, w którym nie ma zabitych lub rannych, masz obowiązek usunąć pojazd z drogi?</text:p>
          </table:table-cell>
          <table:table-cell office:value-type="boolean" office:boolean-value="true">
            <text:p>TRUE</text:p>
          </table:table-cell>
          <table:table-cell office:value-type="string">
            <text:p>wypadek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1262">
            <text:p>11262</text:p>
          </table:table-cell>
          <table:table-cell office:value-type="string">
            <text:p>Czy w tej sytuacji masz obowiązek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przejazd kol. 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64">
            <text:p>11264</text:p>
          </table:table-cell>
          <table:table-cell office:value-type="string">
            <text:p>Czy w przedstawionej sytuacji możesz przejechać przez przejazd kolejowy bez zatrzymania się?</text:p>
          </table:table-cell>
          <table:table-cell office:value-type="boolean" office:boolean-value="true">
            <text:p>TRUE</text:p>
          </table:table-cell>
          <table:table-cell office:value-type="string">
            <text:p>przejazd zales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65">
            <text:p>11265</text:p>
          </table:table-cell>
          <table:table-cell office:value-type="string">
            <text:p>Czy możesz przejechać przez przejazd kolejowy bez zatrzymania, jeśli nie nadjeżdża pociąg?</text:p>
          </table:table-cell>
          <table:table-cell office:value-type="boolean" office:boolean-value="false">
            <text:p>FALSE</text:p>
          </table:table-cell>
          <table:table-cell office:value-type="string">
            <text:p>!RS_Przejazd kolejowy Uwieliny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66">
            <text:p>11266</text:p>
          </table:table-cell>
          <table:table-cell office:value-type="string">
            <text:p>Czy skręcając w prawo masz obowiązek upewnić się, że nie nadjeżdża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!RS_Bankowy przejazd tramwajowy - Zielone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68">
            <text:p>11268</text:p>
          </table:table-cell>
          <table:table-cell office:value-type="string">
            <text:p>Czy skręcając w prawo masz obowiązek ustąpić pierwszeństwa pojazdowi szynowemu?</text:p>
          </table:table-cell>
          <table:table-cell office:value-type="boolean" office:boolean-value="true">
            <text:p>TRUE</text:p>
          </table:table-cell>
          <table:table-cell office:value-type="string">
            <text:p>!RS_Bankowy przejazd tramwajowy - Zielone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69">
            <text:p>11269</text:p>
          </table:table-cell>
          <table:table-cell office:value-type="string">
            <text:p>Czy zawsze masz obowiązek zatrzymać się przed tym przejazdem?</text:p>
          </table:table-cell>
          <table:table-cell office:value-type="boolean" office:boolean-value="true">
            <text:p>TRUE</text:p>
          </table:table-cell>
          <table:table-cell office:value-type="string">
            <text:p>!RS_Przejazd kolejowy Uwieliny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70">
            <text:p>11270</text:p>
          </table:table-cell>
          <table:table-cell office:value-type="string">
            <text:p>Czy w przedstawionej sytuacji wjeżdżasz na przejazd kolejowy wielotorowy?</text:p>
          </table:table-cell>
          <table:table-cell office:value-type="boolean" office:boolean-value="true">
            <text:p>TRUE</text:p>
          </table:table-cell>
          <table:table-cell office:value-type="string">
            <text:p>!RS_Przejazd kolejowy Uwieliny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71">
            <text:p>11271</text:p>
          </table:table-cell>
          <table:table-cell office:value-type="string">
            <text:p>Czy w przedstawionej sytuacji dojeżdżasz do przejazdu kolejowego jednotorowego?</text:p>
          </table:table-cell>
          <table:table-cell office:value-type="boolean" office:boolean-value="false">
            <text:p>FALSE</text:p>
          </table:table-cell>
          <table:table-cell office:value-type="string">
            <text:p>!RS_Przejazd kolejowy Uwieliny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272">
            <text:p>11272</text:p>
          </table:table-cell>
          <table:table-cell office:value-type="string">
            <text:p>Czy skręcając w prawo masz obowiązek ustąpienia pierwszeństwa pojazdowi szynowemu?</text:p>
          </table:table-cell>
          <table:table-cell office:value-type="boolean" office:boolean-value="false">
            <text:p>FALSE</text:p>
          </table:table-cell>
          <table:table-cell office:value-type="string">
            <text:p>!RS_Bankowy przejazd tramwajowy - Czerwone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1408">
            <text:p>11408</text:p>
          </table:table-cell>
          <table:table-cell office:value-type="string">
            <text:p>Czy w tej sytuacji kierujący omijając pojazd powinien w razie potrzeby zmniejszyć prędkość?</text:p>
          </table:table-cell>
          <table:table-cell office:value-type="boolean" office:boolean-value="true">
            <text:p>TRUE</text:p>
          </table:table-cell>
          <table:table-cell office:value-type="string">
            <text:p>10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09">
            <text:p>11409</text:p>
          </table:table-cell>
          <table:table-cell office:value-type="string">
            <text:p>Czy w tej sytuacji powinieneś założyć, że zza pojazdu wykonującego roboty drogowe, może niespodziewanie na jezdnię wejść osoba wykonująca prace remontowe?</text:p>
          </table:table-cell>
          <table:table-cell office:value-type="boolean" office:boolean-value="true">
            <text:p>TRUE</text:p>
          </table:table-cell>
          <table:table-cell office:value-type="string">
            <text:p>7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0">
            <text:p>11410</text:p>
          </table:table-cell>
          <table:table-cell office:value-type="string">
            <text:p>Czy w tej sytuacji kierujący, po ustąpieniu pierwszeństwa pojazdom poruszającym się z kierunku przeciwnego i omijając pojazd wykonujący roboty drogowe, musi zwracać uwagę na osoby wykonujące te roboty?</text:p>
          </table:table-cell>
          <table:table-cell office:value-type="boolean" office:boolean-value="true">
            <text:p>TRUE</text:p>
          </table:table-cell>
          <table:table-cell office:value-type="string">
            <text:p>11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1">
            <text:p>11411</text:p>
          </table:table-cell>
          <table:table-cell office:value-type="string">
            <text:p>Czy w tej sytuacji kierujący pojazdem musi obserwować zachowania dziecka, pomimo tego, że jest ono pod opieką osoby dorosłej?</text:p>
          </table:table-cell>
          <table:table-cell office:value-type="boolean" office:boolean-value="true">
            <text:p>TRUE</text:p>
          </table:table-cell>
          <table:table-cell office:value-type="string">
            <text:p>25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2">
            <text:p>11412</text:p>
          </table:table-cell>
          <table:table-cell office:value-type="string">
            <text:p>Czy w tej sytuacji jesteś zwolniony z obowiązku stosowania wobec dzieci zasady ograniczonego zaufania, gdyż są one pod opieką osoby dorosłej?</text:p>
          </table:table-cell>
          <table:table-cell office:value-type="boolean" office:boolean-value="false">
            <text:p>FALSE</text:p>
          </table:table-cell>
          <table:table-cell office:value-type="string">
            <text:p>12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3">
            <text:p>11413</text:p>
          </table:table-cell>
          <table:table-cell office:value-type="string">
            <text:p>Czy w tej sytuacji powinieneś uważnie obserwować pieszych, a wobec dzieci zastosować zasadę ograniczonego zaufania?</text:p>
          </table:table-cell>
          <table:table-cell office:value-type="boolean" office:boolean-value="true">
            <text:p>TRUE</text:p>
          </table:table-cell>
          <table:table-cell office:value-type="string">
            <text:p>15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4">
            <text:p>11414</text:p>
          </table:table-cell>
          <table:table-cell office:value-type="string">
            <text:p>Czy zbliżając się przystanku autobusowego, jesteś zwolniony z obowiązku obserwacji zachowania dzieci, gdyż są one pod opieką osoby dorosłej?</text:p>
          </table:table-cell>
          <table:table-cell office:value-type="boolean" office:boolean-value="false">
            <text:p>FALSE</text:p>
          </table:table-cell>
          <table:table-cell office:value-type="string">
            <text:p>20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5">
            <text:p>11415</text:p>
          </table:table-cell>
          <table:table-cell office:value-type="string">
            <text:p>Czy w tej sytuacji kierujący pojazdem powinien przewidywać, że zza pojazdu może nagle wybiec na jezdnię dziecko?</text:p>
          </table:table-cell>
          <table:table-cell office:value-type="boolean" office:boolean-value="true">
            <text:p>TRUE</text:p>
          </table:table-cell>
          <table:table-cell office:value-type="string">
            <text:p>23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6">
            <text:p>11416</text:p>
          </table:table-cell>
          <table:table-cell office:value-type="string">
            <text:p>Czy w tej sytuacji kierujący zwolniony jest z obowiązku obserwowania zachowania dziecka, ponieważ idzie ono chodnikiem po lewej i jest pod opieką osoby dorosłej?</text:p>
          </table:table-cell>
          <table:table-cell office:value-type="boolean" office:boolean-value="false">
            <text:p>FALSE</text:p>
          </table:table-cell>
          <table:table-cell office:value-type="string">
            <text:p>24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06">
            <text:p>11506</text:p>
          </table:table-cell>
          <table:table-cell office:value-type="string">
            <text:p>Czy wolno Ci holować pojazd, którym kieruje osoba w stanie po użyciu alkoholu?</text:p>
          </table:table-cell>
          <table:table-cell office:value-type="boolean" office:boolean-value="false">
            <text:p>FALSE</text:p>
          </table:table-cell>
          <table:table-cell office:value-type="string">
            <text:p>30023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07">
            <text:p>11507</text:p>
          </table:table-cell>
          <table:table-cell office:value-type="string">
            <text:p>Czy zażywanie leków nasennych i uspokajających może mieć negatywny wpływ na zdolność prowadzenia pojazdu?</text:p>
          </table:table-cell>
          <table:table-cell office:value-type="boolean" office:boolean-value="true">
            <text:p>TRUE</text:p>
          </table:table-cell>
          <table:table-cell office:value-type="string">
            <text:p>1C207_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08">
            <text:p>11508</text:p>
          </table:table-cell>
          <table:table-cell office:value-type="string">
            <text:p>Czy rozmieszczone w taki sposób ozdoby, ograniczają widoczność drogi i rozpraszają uwagę kierującego?</text:p>
          </table:table-cell>
          <table:table-cell office:value-type="boolean" office:boolean-value="true">
            <text:p>TRUE</text:p>
          </table:table-cell>
          <table:table-cell office:value-type="string">
            <text:p>1C252_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09">
            <text:p>11509</text:p>
          </table:table-cell>
          <table:table-cell office:value-type="string">
            <text:p>Czy zaśnieżone szyby lub lusterka samochodu, którym zamierzasz kierować, utrudniają ocenę sytuacji na drodze?</text:p>
          </table:table-cell>
          <table:table-cell office:value-type="boolean" office:boolean-value="true">
            <text:p>TRUE</text:p>
          </table:table-cell>
          <table:table-cell office:value-type="string">
            <text:p>1C253_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10">
            <text:p>11510</text:p>
          </table:table-cell>
          <table:table-cell office:value-type="string">
            <text:p>Czy rano powinieneś zrezygnować z kierowania pojazdem, jeśli wieczorem poprzedniego dnia spożyłeś dużą ilość alkoholu?</text:p>
          </table:table-cell>
          <table:table-cell office:value-type="boolean" office:boolean-value="true">
            <text:p>TRUE</text:p>
          </table:table-cell>
          <table:table-cell office:value-type="string">
            <text:p>1C208_1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500">
            <text:p>12500</text:p>
          </table:table-cell>
          <table:table-cell office:value-type="string">
            <text:p>Zamierzasz kontynuować jazdę drogą z pierwszeństwem przejazdu. Czy musisz włączyć lewy kierunkowskaz?</text:p>
          </table:table-cell>
          <table:table-cell office:value-type="boolean" office:boolean-value="true">
            <text:p>TRUE</text:p>
          </table:table-cell>
          <table:table-cell office:value-type="string">
            <text:p>1806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04">
            <text:p>12504</text:p>
          </table:table-cell>
          <table:table-cell office:value-type="string">
            <text:p>Zamierzasz skręcić w lewo na najbliższym skrzyżowaniu. Czy musisz włączyć lewy kierunkowskaz?</text:p>
          </table:table-cell>
          <table:table-cell office:value-type="boolean" office:boolean-value="true">
            <text:p>TRUE</text:p>
          </table:table-cell>
          <table:table-cell office:value-type="string">
            <text:p>1808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05">
            <text:p>12505</text:p>
          </table:table-cell>
          <table:table-cell office:value-type="string">
            <text:p>Zamierzasz kontynuować jazdę drogą z pierwszeństwem przejazdu. Czy musisz włączyć prawy kierunkowskaz?</text:p>
          </table:table-cell>
          <table:table-cell office:value-type="boolean" office:boolean-value="true">
            <text:p>TRUE</text:p>
          </table:table-cell>
          <table:table-cell office:value-type="string">
            <text:p>1808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28">
            <text:p>12528</text:p>
          </table:table-cell>
          <table:table-cell office:value-type="string">
            <text:p>Czy włączając się do ruchu musisz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1818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56">
            <text:p>12556</text:p>
          </table:table-cell>
          <table:table-cell office:value-type="string">
            <text:p>Czy postój pojazdu bezpośrednio za widocznym słupkiem wskaźnikowym jest zabroniony?</text:p>
          </table:table-cell>
          <table:table-cell office:value-type="boolean" office:boolean-value="true">
            <text:p>TRUE</text:p>
          </table:table-cell>
          <table:table-cell office:value-type="string">
            <text:p>1837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62">
            <text:p>12562</text:p>
          </table:table-cell>
          <table:table-cell office:value-type="string">
            <text:p>Czy w tej sytuacji musisz umożliwić włączenie się do ruchu pojazdowi ciężarowemu?</text:p>
          </table:table-cell>
          <table:table-cell office:value-type="boolean" office:boolean-value="false">
            <text:p>FALSE</text:p>
          </table:table-cell>
          <table:table-cell office:value-type="string">
            <text:p>1841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64">
            <text:p>12564</text:p>
          </table:table-cell>
          <table:table-cell office:value-type="string">
            <text:p>Czy w tej sytuacji masz obowiązek zatrzymać pojazd przed przejazdem kolejowym?</text:p>
          </table:table-cell>
          <table:table-cell office:value-type="boolean" office:boolean-value="false">
            <text:p>FALSE</text:p>
          </table:table-cell>
          <table:table-cell office:value-type="string">
            <text:p>1842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75">
            <text:p>12575</text:p>
          </table:table-cell>
          <table:table-cell office:value-type="string">
            <text:p>Czy w tej sytuacji wolno kontynuować jazdę lewym pasem jeżeli prawy pas jest wolny?</text:p>
          </table:table-cell>
          <table:table-cell office:value-type="boolean" office:boolean-value="false">
            <text:p>FALSE</text:p>
          </table:table-cell>
          <table:table-cell office:value-type="string">
            <text:p>1850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605">
            <text:p>12605</text:p>
          </table:table-cell>
          <table:table-cell office:value-type="string">
            <text:p>Czy w tej sytuacji należy zachować ostrożność i bezpieczny odstęp od wymijanego pojazdu?</text:p>
          </table:table-cell>
          <table:table-cell office:value-type="boolean" office:boolean-value="true">
            <text:p>TRUE</text:p>
          </table:table-cell>
          <table:table-cell office:value-type="string">
            <text:p>1868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618">
            <text:p>12618</text:p>
          </table:table-cell>
          <table:table-cell office:value-type="string">
            <text:p>Czy za tym znakiem wolno Ci zwiększyć prędkość do 130 km/h?</text:p>
          </table:table-cell>
          <table:table-cell office:value-type="boolean" office:boolean-value="false">
            <text:p>FALSE</text:p>
          </table:table-cell>
          <table:table-cell office:value-type="string">
            <text:p>1875ztV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2640">
            <text:p>12640</text:p>
          </table:table-cell>
          <table:table-cell office:value-type="string">
            <text:p>Czy w tak oznakowanym miejscu wolno Ci zmienić pas ruchu?</text:p>
          </table:table-cell>
          <table:table-cell office:value-type="boolean" office:boolean-value="false">
            <text:p>FALSE</text:p>
          </table:table-cell>
          <table:table-cell office:value-type="string">
            <text:p>1887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652">
            <text:p>12652</text:p>
          </table:table-cell>
          <table:table-cell office:value-type="string">
            <text:p>Czy w tej sytuacji musisz zatrzymać się przed przejściem dla pieszych?</text:p>
          </table:table-cell>
          <table:table-cell office:value-type="boolean" office:boolean-value="false">
            <text:p>FALSE</text:p>
          </table:table-cell>
          <table:table-cell office:value-type="string">
            <text:p>1897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714">
            <text:p>12714</text:p>
          </table:table-cell>
          <table:table-cell office:value-type="string">
            <text:p>Czy za tym znakiem należy spodziewać się trzech niebezpiecznych zakrętów, z których wszystkie mogą być w lewo?</text:p>
          </table:table-cell>
          <table:table-cell office:value-type="boolean" office:boolean-value="true">
            <text:p>TRUE</text:p>
          </table:table-cell>
          <table:table-cell office:value-type="string">
            <text:p>1928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726">
            <text:p>12726</text:p>
          </table:table-cell>
          <table:table-cell office:value-type="string">
            <text:p>Czy pole widzenie zwiększa się wraz z malejącą prędkością jazdy?</text:p>
          </table:table-cell>
          <table:table-cell office:value-type="boolean" office:boolean-value="true">
            <text:p>TRUE</text:p>
          </table:table-cell>
          <table:table-cell office:value-type="string">
            <text:p>1934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737">
            <text:p>12737</text:p>
          </table:table-cell>
          <table:table-cell office:value-type="string">
            <text:p>Czy ten znak ostrzega o możliwości wystąpienia gołoledzi na jezdni?</text:p>
          </table:table-cell>
          <table:table-cell office:value-type="boolean" office:boolean-value="true">
            <text:p>TRUE</text:p>
          </table:table-cell>
          <table:table-cell office:value-type="string">
            <text:p>1937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741">
            <text:p>12741</text:p>
          </table:table-cell>
          <table:table-cell office:value-type="string">
            <text:p>Czy ten znak ostrzega o niebezpiecznym zakręcie w prawo?</text:p>
          </table:table-cell>
          <table:table-cell office:value-type="boolean" office:boolean-value="true">
            <text:p>TRUE</text:p>
          </table:table-cell>
          <table:table-cell office:value-type="string">
            <text:p>1939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779">
            <text:p>12779</text:p>
          </table:table-cell>
          <table:table-cell office:value-type="string">
            <text:p>Czy wyprzedzając rowerzystę musisz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1952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786">
            <text:p>12786</text:p>
          </table:table-cell>
          <table:table-cell office:value-type="string">
            <text:p>Czy na najbliższym skrzyżowaniu musisz ustąpić pierwszeństwa pojazdom nadjeżdżającym z lewej strony?</text:p>
          </table:table-cell>
          <table:table-cell office:value-type="boolean" office:boolean-value="true">
            <text:p>TRUE</text:p>
          </table:table-cell>
          <table:table-cell office:value-type="string">
            <text:p>1955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825">
            <text:p>12825</text:p>
          </table:table-cell>
          <table:table-cell office:value-type="string">
            <text:p>Czy w tej sytuacji masz prawo wyprzedzić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1970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826">
            <text:p>12826</text:p>
          </table:table-cell>
          <table:table-cell office:value-type="string">
            <text:p>Czy w tej sytuacji zabronione jest wyprzedzanie pojazdu szynowego?</text:p>
          </table:table-cell>
          <table:table-cell office:value-type="boolean" office:boolean-value="false">
            <text:p>FALSE</text:p>
          </table:table-cell>
          <table:table-cell office:value-type="string">
            <text:p>1970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832">
            <text:p>12832</text:p>
          </table:table-cell>
          <table:table-cell office:value-type="string">
            <text:p>Czy zbliżając się do przejścia dla pieszych masz obowiązek obserwować jego otoczenie?</text:p>
          </table:table-cell>
          <table:table-cell office:value-type="boolean" office:boolean-value="true">
            <text:p>TRUE</text:p>
          </table:table-cell>
          <table:table-cell office:value-type="string">
            <text:p>1974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890">
            <text:p>12890</text:p>
          </table:table-cell>
          <table:table-cell office:value-type="string">
            <text:p>Czy prędkość jazdy i odstęp od innych uczestników ruchu drogowego należy dostosować do stanu nawierzchni?</text:p>
          </table:table-cell>
          <table:table-cell office:value-type="string">
            <text:p>B</text:p>
          </table:table-cell>
          <table:table-cell office:value-type="string">
            <text:p>Bb1_5005pic-zt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, ale tylko w obszarze zabudowanym.</text:p>
          </table:table-cell>
          <table:table-cell office:value-type="string">
            <text:p>Tak, ponieważ stan nawierzchni ma istotny wpływ na drogę hamowania.</text:p>
          </table:table-cell>
          <table:table-cell office:value-type="string">
            <text:p>Tak, ale tylko podczas opadów śniegu.</text:p>
          </table:table-cell>
        </table:table-row>
        <table:table-row>
          <table:table-cell office:value-type="float" office:value="12939">
            <text:p>12939</text:p>
          </table:table-cell>
          <table:table-cell office:value-type="string">
            <text:p>Czy za widocznymi znakami wolno zwiększyć prędkość do 90 km/h?</text:p>
          </table:table-cell>
          <table:table-cell office:value-type="string">
            <text:p>B</text:p>
          </table:table-cell>
          <table:table-cell office:value-type="string">
            <text:p>Ba1_6010ztVpic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, ponieważ wjeżdżasz na drogę ekspresową.</text:p>
          </table:table-cell>
          <table:table-cell office:value-type="string">
            <text:p>Tak, ponieważ opuszczasz obszar zabudowany.</text:p>
          </table:table-cell>
          <table:table-cell office:value-type="string">
            <text:p>Nie, ponieważ tabliczka wskazuje, że na drogę ekspresową wjeżdżasz dopiero za 450 metrów.</text:p>
          </table:table-cell>
        </table:table-row>
        <table:table-row>
          <table:table-cell office:value-type="float" office:value="12942">
            <text:p>12942</text:p>
          </table:table-cell>
          <table:table-cell office:value-type="string">
            <text:p>Czy prędkość dopuszczalna 50 km/h obowiązuje na obszarze zabudowanym przez całą dobę?</text:p>
          </table:table-cell>
          <table:table-cell office:value-type="string">
            <text:p>A</text:p>
          </table:table-cell>
          <table:table-cell office:value-type="string">
            <text:p>Ba1_6011ztVpic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.</text:p>
          </table:table-cell>
          <table:table-cell office:value-type="string">
            <text:p>Nie, tylko od godziny 5:00 do 23:00.</text:p>
          </table:table-cell>
          <table:table-cell office:value-type="string">
            <text:p>Nie, tylko od zmierzchu do świtu.</text:p>
          </table:table-cell>
        </table:table-row>
        <table:table-row>
          <table:table-cell office:value-type="float" office:value="13005">
            <text:p>13005</text:p>
          </table:table-cell>
          <table:table-cell office:value-type="string">
            <text:p>Czy zbliżając się do przejścia dla pieszych, masz obowiązek obserwować jego otoczenie?</text:p>
          </table:table-cell>
          <table:table-cell office:value-type="boolean" office:boolean-value="true">
            <text:p>TRUE</text:p>
          </table:table-cell>
          <table:table-cell office:value-type="string">
            <text:p>1919ztVX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06">
            <text:p>13006</text:p>
          </table:table-cell>
          <table:table-cell office:value-type="string">
            <text:p>Czy w tej sytuacji wolno Ci kontynuować jazdę bez zatrzymania przed przejściem dla pieszych?</text:p>
          </table:table-cell>
          <table:table-cell office:value-type="boolean" office:boolean-value="false">
            <text:p>FALSE</text:p>
          </table:table-cell>
          <table:table-cell office:value-type="string">
            <text:p>1990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19">
            <text:p>13019</text:p>
          </table:table-cell>
          <table:table-cell office:value-type="string">
            <text:p>Czy sygnalizacja świetlna na przejściu dla pieszych zwalnia Cię z konieczności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Wb2_2015ztVpic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24">
            <text:p>13024</text:p>
          </table:table-cell>
          <table:table-cell office:value-type="string">
            <text:p>Czy w tej sytuacji masz prawo kontynuować jazdę bez zwracania uwagi na zachowanie pieszych?</text:p>
          </table:table-cell>
          <table:table-cell office:value-type="boolean" office:boolean-value="false">
            <text:p>FALSE</text:p>
          </table:table-cell>
          <table:table-cell office:value-type="string">
            <text:p>Wb2_2017ztVpic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34">
            <text:p>13034</text:p>
          </table:table-cell>
          <table:table-cell office:value-type="string">
            <text:p>Czy w widocznej sytuacji z tego pasa ruchu dopuszczalne jest tylko skręcanie w lewo?</text:p>
          </table:table-cell>
          <table:table-cell office:value-type="boolean" office:boolean-value="false">
            <text:p>FALSE</text:p>
          </table:table-cell>
          <table:table-cell office:value-type="string">
            <text:p>Slajd385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35">
            <text:p>13035</text:p>
          </table:table-cell>
          <table:table-cell office:value-type="string">
            <text:p>Czy prowadząc pojazd silnikowy z przyczepą w strefie zamieszkania masz prawo jechać z prędkością 30 km/h?</text:p>
          </table:table-cell>
          <table:table-cell office:value-type="string">
            <text:p>C</text:p>
          </table:table-cell>
          <table:table-cell office:value-type="string">
            <text:p>Slajd_001500_1024x576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, ale tylko po zmroku.</text:p>
          </table:table-cell>
          <table:table-cell office:value-type="string">
            <text:p>Tak.</text:p>
          </table:table-cell>
          <table:table-cell office:value-type="string">
            <text:p>Nie.</text:p>
          </table:table-cell>
        </table:table-row>
        <table:table-row>
          <table:table-cell office:value-type="float" office:value="13037">
            <text:p>13037</text:p>
          </table:table-cell>
          <table:table-cell office:value-type="string">
            <text:p>Z jaką prędkością, kierując samochodem osobowym, należy poruszać się za tym pojazdem, jeżeli tunel znajduje się poza obszarem zabudowanym, a jego długość wynosi 600 m?</text:p>
          </table:table-cell>
          <table:table-cell office:value-type="string">
            <text:p>A</text:p>
          </table:table-cell>
          <table:table-cell office:value-type="string">
            <text:p>mw12n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Z taką, aby utrzymywać, co najmniej 50 m odstępu.</text:p>
          </table:table-cell>
          <table:table-cell office:value-type="string">
            <text:p>Z taką, aby utrzymywć, co najmniej 80 m odstępu.</text:p>
          </table:table-cell>
          <table:table-cell office:value-type="string">
            <text:p>Z taką, aby utrzymywć, co najmniej 5 m odstępu.</text:p>
          </table:table-cell>
        </table:table-row>
        <table:table-row>
          <table:table-cell office:value-type="float" office:value="13038">
            <text:p>13038</text:p>
          </table:table-cell>
          <table:table-cell office:value-type="string">
            <text:p>Jaki minimalny odstęp masz obowiązek zachować od jadącego przed Tobą pojazdu, jeżeli poruszasz się samochodem osobowym tą drogą z maksymalną dozwoloną prędkością?</text:p>
          </table:table-cell>
          <table:table-cell office:value-type="string">
            <text:p>B</text:p>
          </table:table-cell>
          <table:table-cell office:value-type="string">
            <text:p>mw18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60 m.</text:p>
          </table:table-cell>
          <table:table-cell office:value-type="string">
            <text:p>70 m.</text:p>
          </table:table-cell>
          <table:table-cell office:value-type="string">
            <text:p>80 m.</text:p>
          </table:table-cell>
        </table:table-row>
        <table:table-row>
          <table:table-cell office:value-type="float" office:value="13041">
            <text:p>13041</text:p>
          </table:table-cell>
          <table:table-cell office:value-type="string">
            <text:p>Z jaką maksymalną prędkością wolno poruszać się za tymi znakami, gdy w bocznym wózku motocykla przewozisz sześcioletnie dziecko?</text:p>
          </table:table-cell>
          <table:table-cell office:value-type="string">
            <text:p>B</text:p>
          </table:table-cell>
          <table:table-cell office:value-type="string">
            <text:p>mw1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50 km/h.</text:p>
          </table:table-cell>
          <table:table-cell office:value-type="string">
            <text:p>40 km/h.</text:p>
          </table:table-cell>
          <table:table-cell office:value-type="string">
            <text:p>70 km/h.</text:p>
          </table:table-cell>
        </table:table-row>
        <table:table-row>
          <table:table-cell office:value-type="float" office:value="13042">
            <text:p>13042</text:p>
          </table:table-cell>
          <table:table-cell office:value-type="string">
            <text:p>Jaki odstęp od poprzedzającego pojazdu należy zachować kierując samochodem osobowym tą drogą?</text:p>
          </table:table-cell>
          <table:table-cell office:value-type="string">
            <text:p>B</text:p>
          </table:table-cell>
          <table:table-cell office:value-type="string">
            <text:p>mw19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Co najmniej 30 m, jeżeli poruszam się z prędkością 60 km/h.</text:p>
          </table:table-cell>
          <table:table-cell office:value-type="string">
            <text:p>Niezbędny do uniknięcia zderzenia w razie hamowania lub zatrzymania się poprzedzającego pojazdu.</text:p>
          </table:table-cell>
          <table:table-cell office:value-type="string">
            <text:p>Dowolny, jeżeli pojazd poprzedzający jadący tym samym pasem ruchu porusza się ze stałą prędkością.</text:p>
          </table:table-cell>
        </table:table-row>
        <table:table-row>
          <table:table-cell office:value-type="float" office:value="13043">
            <text:p>13043</text:p>
          </table:table-cell>
          <table:table-cell office:value-type="string">
            <text:p>Jaki odstęp masz obowiązek utrzymywać od poprzedzającego pojazdu, jeżeli kierujesz zespołem pojazdów o długości 14,5 m?</text:p>
          </table:table-cell>
          <table:table-cell office:value-type="string">
            <text:p>B</text:p>
          </table:table-cell>
          <table:table-cell office:value-type="string">
            <text:p>mw24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45 m.</text:p>
          </table:table-cell>
          <table:table-cell office:value-type="string">
            <text:p>Taki, aby i inne wyprzedzające pojazdy mogły bezpiecznie wjechać w lukę utrzymywaną między tymi pojazdami.</text:p>
          </table:table-cell>
          <table:table-cell office:value-type="string">
            <text:p>Wyrażony w metrach nie mniejszy niż połowa liczby określającej prędkość pojazdu, którym kierujesz, wyrażonej w kilometrach na godzinę</text:p>
          </table:table-cell>
        </table:table-row>
        <table:table-row>
          <table:table-cell office:value-type="float" office:value="13044">
            <text:p>13044</text:p>
          </table:table-cell>
          <table:table-cell office:value-type="string">
            <text:p>Jaki minimalny odstęp należy zachować od poprzedzającego pojazdu, kierując samochodem ciężarowym o dmc 6 t z maksymalną dopuszczalną prędkością obowiązującą na tej drodze?</text:p>
          </table:table-cell>
          <table:table-cell office:value-type="string">
            <text:p>B</text:p>
          </table:table-cell>
          <table:table-cell office:value-type="string">
            <text:p>mw25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70 m.</text:p>
          </table:table-cell>
          <table:table-cell office:value-type="string">
            <text:p>40 m.</text:p>
          </table:table-cell>
          <table:table-cell office:value-type="string">
            <text:p>35 m.</text:p>
          </table:table-cell>
        </table:table-row>
        <table:table-row>
          <table:table-cell office:value-type="float" office:value="13045">
            <text:p>13045</text:p>
          </table:table-cell>
          <table:table-cell office:value-type="string">
            <text:p>Jaki odstęp od poprzedzającego pojazdu masz obowiązek utrzymywać, poruszając się po tej drodze samochodem ciężarowym o długości 7,5 m?</text:p>
          </table:table-cell>
          <table:table-cell office:value-type="string">
            <text:p>A</text:p>
          </table:table-cell>
          <table:table-cell office:value-type="string">
            <text:p>mw26n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Niezbędny do uniknięcia zderzenia w razie hamowania lub zatrzymania się poprzedzającego pojazdu.</text:p>
          </table:table-cell>
          <table:table-cell office:value-type="string">
            <text:p>Zawsze 40 m.</text:p>
          </table:table-cell>
          <table:table-cell office:value-type="string">
            <text:p>Taki aby inne wyprzedzające pojazdy mogły bezpiecznie wjechać w lukę utrzymywaną między tymi pojazdami.</text:p>
          </table:table-cell>
        </table:table-row>
        <table:table-row>
          <table:table-cell office:value-type="float" office:value="13046">
            <text:p>13046</text:p>
          </table:table-cell>
          <table:table-cell office:value-type="string">
            <text:p><text:s/>Jaki minimalny odstęp masz obowiązek utrzymywać od pojazdu poprzedzającego?</text:p>
          </table:table-cell>
          <table:table-cell office:value-type="string">
            <text:p>C</text:p>
          </table:table-cell>
          <table:table-cell office:value-type="string">
            <text:p>mw31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Zawsze 50 m.</text:p>
          </table:table-cell>
          <table:table-cell office:value-type="string">
            <text:p>Taki aby inne wyprzedzające pojazdy mogły bezpiecznie wjechać w lukę utrzymywaną między tymi pojazdami.</text:p>
          </table:table-cell>
          <table:table-cell office:value-type="string">
            <text:p>40 m, jeżeli poruszasz się z prędkością 80 km/h.</text:p>
          </table:table-cell>
        </table:table-row>
        <table:table-row>
          <table:table-cell office:value-type="float" office:value="13047">
            <text:p>13047</text:p>
          </table:table-cell>
          <table:table-cell office:value-type="string">
            <text:p>Z jaką prędkością nie wolno poruszać się motocyklem po tej drodze?</text:p>
          </table:table-cell>
          <table:table-cell office:value-type="string">
            <text:p>C</text:p>
          </table:table-cell>
          <table:table-cell office:value-type="string">
            <text:p>mw3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20 km/h, bez względu na warunki panujące na drodze.</text:p>
          </table:table-cell>
          <table:table-cell office:value-type="string">
            <text:p>140 km/h.</text:p>
          </table:table-cell>
          <table:table-cell office:value-type="string">
            <text:p>80 km/h, jeżeli przewozisz 6 letnie dziecko.</text:p>
          </table:table-cell>
        </table:table-row>
        <table:table-row>
          <table:table-cell office:value-type="float" office:value="13048">
            <text:p>13048</text:p>
          </table:table-cell>
          <table:table-cell office:value-type="string">
            <text:p>Który ze znaków ograniczających dopuszczalną prędkość nie dotyczy kierującego motorowerem?</text:p>
          </table:table-cell>
          <table:table-cell office:value-type="string">
            <text:p>C</text:p>
          </table:table-cell>
          <table:table-cell office:value-type="string">
            <text:p>mw5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A.</text:p>
          </table:table-cell>
          <table:table-cell office:value-type="string">
            <text:p>B.</text:p>
          </table:table-cell>
          <table:table-cell office:value-type="string">
            <text:p>C.</text:p>
          </table:table-cell>
        </table:table-row>
        <table:table-row>
          <table:table-cell office:value-type="float" office:value="13049">
            <text:p>13049</text:p>
          </table:table-cell>
          <table:table-cell office:value-type="string">
            <text:p>Kogo dotyczy ograniczenie prędkości wyrażone tymi znakami?</text:p>
          </table:table-cell>
          <table:table-cell office:value-type="string">
            <text:p>B</text:p>
          </table:table-cell>
          <table:table-cell office:value-type="string">
            <text:p>mw2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Kierującego motorowerem.</text:p>
          </table:table-cell>
          <table:table-cell office:value-type="string">
            <text:p>Kierującego motocyklem.</text:p>
          </table:table-cell>
          <table:table-cell office:value-type="string">
            <text:p>Kierującego pojazdem silnikowym za wyjątkiem motocykla.</text:p>
          </table:table-cell>
        </table:table-row>
        <table:table-row>
          <table:table-cell office:value-type="float" office:value="13051">
            <text:p>13051</text:p>
          </table:table-cell>
          <table:table-cell office:value-type="string">
            <text:p>Z jaką prędkością wolno poruszać się tak oznakowaną drogą jednojezdniową kierując samochodem osobowym?</text:p>
          </table:table-cell>
          <table:table-cell office:value-type="string">
            <text:p>B</text:p>
          </table:table-cell>
          <table:table-cell office:value-type="string">
            <text:p>mw10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140 km/h.</text:p>
          </table:table-cell>
          <table:table-cell office:value-type="string">
            <text:p>100 km/h.</text:p>
          </table:table-cell>
          <table:table-cell office:value-type="string">
            <text:p>120 km/h.</text:p>
          </table:table-cell>
        </table:table-row>
        <table:table-row>
          <table:table-cell office:value-type="float" office:value="13056">
            <text:p>13056</text:p>
          </table:table-cell>
          <table:table-cell office:value-type="string">
            <text:p>Jaka jest dopuszczalna prędkość samochodu osobowego z przyczepą na tak oznakowanej drodze?</text:p>
          </table:table-cell>
          <table:table-cell office:value-type="string">
            <text:p>B</text:p>
          </table:table-cell>
          <table:table-cell office:value-type="string">
            <text:p>mw16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70 km/h za znakiem zakazu.</text:p>
          </table:table-cell>
          <table:table-cell office:value-type="string">
            <text:p>50 km/h.</text:p>
          </table:table-cell>
          <table:table-cell office:value-type="string">
            <text:p>40 km/h.</text:p>
          </table:table-cell>
        </table:table-row>
        <table:table-row>
          <table:table-cell office:value-type="float" office:value="13060">
            <text:p>13060</text:p>
          </table:table-cell>
          <table:table-cell office:value-type="string">
            <text:p>Z jaką maksymalną prędkością kierującemu samochodem osobowym z przyczepą wolno jechać po tej drodze poza obszarem zabudowanym?</text:p>
          </table:table-cell>
          <table:table-cell office:value-type="string">
            <text:p>A</text:p>
          </table:table-cell>
          <table:table-cell office:value-type="string">
            <text:p>mw11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80 km/h.</text:p>
          </table:table-cell>
          <table:table-cell office:value-type="string">
            <text:p>100 km/h.</text:p>
          </table:table-cell>
          <table:table-cell office:value-type="string">
            <text:p>90 km/h.</text:p>
          </table:table-cell>
        </table:table-row>
        <table:table-row>
          <table:table-cell office:value-type="float" office:value="13061">
            <text:p>13061</text:p>
          </table:table-cell>
          <table:table-cell office:value-type="string">
            <text:p>Z jaką dopuszczalną prędkością kierującemu autobusem wolno kontynuować jazdę za tym znakiem zakazu?</text:p>
          </table:table-cell>
          <table:table-cell office:value-type="string">
            <text:p>C</text:p>
          </table:table-cell>
          <table:table-cell office:value-type="string">
            <text:p>mw28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70 km/h, jeżeli dmc autobusu nie przekracza 3,5 tony.</text:p>
          </table:table-cell>
          <table:table-cell office:value-type="string">
            <text:p>70 km/h, bez względu na jego dmc.</text:p>
          </table:table-cell>
          <table:table-cell office:value-type="string">
            <text:p>50 km/h ciągnącym przyczepę bez względu na dmc zespołu.</text:p>
          </table:table-cell>
        </table:table-row>
        <table:table-row>
          <table:table-cell office:value-type="float" office:value="13062">
            <text:p>13062</text:p>
          </table:table-cell>
          <table:table-cell office:value-type="string">
            <text:p>Jaki minimalny odstęp boczny należy zachować, wyprzedzając motocyklem kierującego rowerem?</text:p>
          </table:table-cell>
          <table:table-cell office:value-type="string">
            <text:p>A</text:p>
          </table:table-cell>
          <table:table-cell office:value-type="string">
            <text:p>mw8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1 m.</text:p>
          </table:table-cell>
          <table:table-cell office:value-type="string">
            <text:p>2 m.</text:p>
          </table:table-cell>
          <table:table-cell office:value-type="string">
            <text:p>1,5 m, gdy jest to motocykl z bocznym wózkiem.</text:p>
          </table:table-cell>
        </table:table-row>
        <table:table-row>
          <table:table-cell office:value-type="float" office:value="13063">
            <text:p>13063</text:p>
          </table:table-cell>
          <table:table-cell office:value-type="string">
            <text:p>Z jaką prędkością wolno kontynuować jazdę samochodem osobowym za tymi znakami?</text:p>
          </table:table-cell>
          <table:table-cell office:value-type="string">
            <text:p>C</text:p>
          </table:table-cell>
          <table:table-cell office:value-type="string">
            <text:p>mw22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30 km/h do najbliższego skrzyżowania a następnie 50 km/h.</text:p>
          </table:table-cell>
          <table:table-cell office:value-type="string">
            <text:p>30 km/h do tablicy z nazwą początku miejscowości a następnie 90 km/h.</text:p>
          </table:table-cell>
          <table:table-cell office:value-type="string">
            <text:p>30 km/h na całym odcinku drogi biegnącej na obszarze zabudowanym.</text:p>
          </table:table-cell>
        </table:table-row>
        <table:table-row>
          <table:table-cell office:value-type="float" office:value="13067">
            <text:p>13067</text:p>
          </table:table-cell>
          <table:table-cell office:value-type="string">
            <text:p>Czy w tej sytuacji masz obowiązek ustąpienia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4 dod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68">
            <text:p>13068</text:p>
          </table:table-cell>
          <table:table-cell office:value-type="string">
            <text:p>Czy w tej sytuacji masz obowiązek zmniejszyć prędkość?</text:p>
          </table:table-cell>
          <table:table-cell office:value-type="boolean" office:boolean-value="false">
            <text:p>FALSE</text:p>
          </table:table-cell>
          <table:table-cell office:value-type="string">
            <text:p>1 dod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69">
            <text:p>13069</text:p>
          </table:table-cell>
          <table:table-cell office:value-type="string">
            <text:p>Czy w tej sytuacji wystarczy, że zachowasz wyłącznie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2 dod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0">
            <text:p>13070</text:p>
          </table:table-cell>
          <table:table-cell office:value-type="string">
            <text:p>Czy w tej sytuacji masz obowiązek zmniejszenia prędkości?</text:p>
          </table:table-cell>
          <table:table-cell office:value-type="boolean" office:boolean-value="false">
            <text:p>FALSE</text:p>
          </table:table-cell>
          <table:table-cell office:value-type="string">
            <text:p>2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1">
            <text:p>13071</text:p>
          </table:table-cell>
          <table:table-cell office:value-type="string">
            <text:p>Czy w tej sytuacji masz obowiązek zachować jedynie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2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2">
            <text:p>13072</text:p>
          </table:table-cell>
          <table:table-cell office:value-type="string">
            <text:p>Czy w tej sytuacji, zbliżając się do przejścia dla pieszych, masz obowiązek zmniejszyć prędkość?</text:p>
          </table:table-cell>
          <table:table-cell office:value-type="boolean" office:boolean-value="false">
            <text:p>FALSE</text:p>
          </table:table-cell>
          <table:table-cell office:value-type="string">
            <text:p>3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3">
            <text:p>13073</text:p>
          </table:table-cell>
          <table:table-cell office:value-type="string">
            <text:p>Czy w tej sytuacji, przy niedziałającej sygnalizacji świetlnej, masz obowiązek ustąpienia pierwszeństwa pieszemu z lewej strony?</text:p>
          </table:table-cell>
          <table:table-cell office:value-type="boolean" office:boolean-value="true">
            <text:p>TRUE</text:p>
          </table:table-cell>
          <table:table-cell office:value-type="string">
            <text:p>15-9.2021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4">
            <text:p>13074</text:p>
          </table:table-cell>
          <table:table-cell office:value-type="string">
            <text:p>Czy w tej sytuacji, nie widząc innych uczestników ruchu drogowego, jesteś zwolniony z obowiązku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5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5">
            <text:p>13075</text:p>
          </table:table-cell>
          <table:table-cell office:value-type="string">
            <text:p>Czy w tej sytuacji masz podstawy do zastosowania tzw. ograniczonego zaufania wobec kierującego pojazdem wjeżdżającym na skrzyżowanie z prawej strony?</text:p>
          </table:table-cell>
          <table:table-cell office:value-type="boolean" office:boolean-value="false">
            <text:p>FALSE</text:p>
          </table:table-cell>
          <table:table-cell office:value-type="string">
            <text:p>5-9.2021 2xbis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6">
            <text:p>13076</text:p>
          </table:table-cell>
          <table:table-cell office:value-type="string">
            <text:p>Czy w tej sytuacji dozwolony jest przejazd przez skrzyżowanie bez zmniejszenia prędkości pojazdu?</text:p>
          </table:table-cell>
          <table:table-cell office:value-type="boolean" office:boolean-value="true">
            <text:p>TRUE</text:p>
          </table:table-cell>
          <table:table-cell office:value-type="string">
            <text:p>6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7">
            <text:p>13077</text:p>
          </table:table-cell>
          <table:table-cell office:value-type="string">
            <text:p>Czy w tej sytuacji masz obowiązek zmniejszenia prędkości?</text:p>
          </table:table-cell>
          <table:table-cell office:value-type="boolean" office:boolean-value="false">
            <text:p>FALSE</text:p>
          </table:table-cell>
          <table:table-cell office:value-type="string">
            <text:p>6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8">
            <text:p>13078</text:p>
          </table:table-cell>
          <table:table-cell office:value-type="string">
            <text:p>Czy w tej sytuacji możesz przyspieszyć, jeżeli nie przekroczysz prędkości dozwolonej na tej drodze?</text:p>
          </table:table-cell>
          <table:table-cell office:value-type="boolean" office:boolean-value="true">
            <text:p>TRUE</text:p>
          </table:table-cell>
          <table:table-cell office:value-type="string">
            <text:p>6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9">
            <text:p>13079</text:p>
          </table:table-cell>
          <table:table-cell office:value-type="string">
            <text:p>Czy w tej sytuacji masz podstawy sądzić, że zmiana sygnałów świetlnych nadawanych przez sygnalizatory nastąpi w krótkim czasie?</text:p>
          </table:table-cell>
          <table:table-cell office:value-type="boolean" office:boolean-value="true">
            <text:p>TRUE</text:p>
          </table:table-cell>
          <table:table-cell office:value-type="string">
            <text:p>6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0">
            <text:p>13080</text:p>
          </table:table-cell>
          <table:table-cell office:value-type="string">
            <text:p>Czy w tej sytuacji znak 'ustąp pierwszeństwa' ustawiony przed skrzyżowaniem ma zastosowanie?</text:p>
          </table:table-cell>
          <table:table-cell office:value-type="boolean" office:boolean-value="false">
            <text:p>FALSE</text:p>
          </table:table-cell>
          <table:table-cell office:value-type="string">
            <text:p>5-9.2021 bis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1">
            <text:p>13081</text:p>
          </table:table-cell>
          <table:table-cell office:value-type="string">
            <text:p>Czy w tej sytuacji skręcając w lewo na skrzyżowaniu, masz obowiązek ustąpić pierwszeństwa pojazdowi jadącemu z kierunku przeciwnego na wprost?</text:p>
          </table:table-cell>
          <table:table-cell office:value-type="boolean" office:boolean-value="false">
            <text:p>FALSE</text:p>
          </table:table-cell>
          <table:table-cell office:value-type="string">
            <text:p>7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2">
            <text:p>13082</text:p>
          </table:table-cell>
          <table:table-cell office:value-type="string">
            <text:p>Czy w tej sytuacji przejeżdżając na wprost przez skrzyżowanie, możesz zrezygnować z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7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3">
            <text:p>13083</text:p>
          </table:table-cell>
          <table:table-cell office:value-type="string">
            <text:p>Czy w tej sytuacji wolno Ci zawrócić na najbliższym skrzyżowaniu?</text:p>
          </table:table-cell>
          <table:table-cell office:value-type="boolean" office:boolean-value="true">
            <text:p>TRUE</text:p>
          </table:table-cell>
          <table:table-cell office:value-type="string">
            <text:p>7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4">
            <text:p>13084</text:p>
          </table:table-cell>
          <table:table-cell office:value-type="string">
            <text:p>Czy na tym skrzyżowaniu dozwolone jest wyprzedzanie innych pojazdów?</text:p>
          </table:table-cell>
          <table:table-cell office:value-type="boolean" office:boolean-value="true">
            <text:p>TRUE</text:p>
          </table:table-cell>
          <table:table-cell office:value-type="string">
            <text:p>3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5">
            <text:p>13085</text:p>
          </table:table-cell>
          <table:table-cell office:value-type="string">
            <text:p>Czy w tej sytuacji wolno Ci zawrócić pod warunkiem upewnienia się, że nie utrudnisz ruchu innym jego uczestnikom?</text:p>
          </table:table-cell>
          <table:table-cell office:value-type="boolean" office:boolean-value="false">
            <text:p>FALSE</text:p>
          </table:table-cell>
          <table:table-cell office:value-type="string">
            <text:p>3-9.2021 bis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6">
            <text:p>13086</text:p>
          </table:table-cell>
          <table:table-cell office:value-type="string">
            <text:p>Czy widoczny sygnał żółty zawsze oznacza zakaz wjazdu za sygnalizator?</text:p>
          </table:table-cell>
          <table:table-cell office:value-type="boolean" office:boolean-value="false">
            <text:p>FALSE</text:p>
          </table:table-cell>
          <table:table-cell office:value-type="string">
            <text:p>16-9.2021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7">
            <text:p>13087</text:p>
          </table:table-cell>
          <table:table-cell office:value-type="string">
            <text:p>Jaka jest maksymalna dopuszczalna prędkość samochodu osobowego poruszającego się po tej drodze?</text:p>
          </table:table-cell>
          <table:table-cell office:value-type="string">
            <text:p>C</text:p>
          </table:table-cell>
          <table:table-cell office:value-type="string">
            <text:p>mw285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120km/h.</text:p>
          </table:table-cell>
          <table:table-cell office:value-type="string">
            <text:p>100 km/h.</text:p>
          </table:table-cell>
          <table:table-cell office:value-type="string">
            <text:p>90 km/h.</text:p>
          </table:table-cell>
        </table:table-row>
        <table:table-row>
          <table:table-cell office:value-type="float" office:value="13089">
            <text:p>13089</text:p>
          </table:table-cell>
          <table:table-cell office:value-type="string">
            <text:p>Z jaką maksymalną prędkością wolno kontynuować jazdę na wprost kierując samochodem ciężarowym o dmc wynoszącej 3 tony?</text:p>
          </table:table-cell>
          <table:table-cell office:value-type="string">
            <text:p>B</text:p>
          </table:table-cell>
          <table:table-cell office:value-type="string">
            <text:p>mw13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50 km/h.</text:p>
          </table:table-cell>
          <table:table-cell office:value-type="string">
            <text:p>90 km/h.</text:p>
          </table:table-cell>
          <table:table-cell office:value-type="string">
            <text:p>70 km/h .</text:p>
          </table:table-cell>
        </table:table-row>
        <table:table-row>
          <table:table-cell office:value-type="float" office:value="13090">
            <text:p>13090</text:p>
          </table:table-cell>
          <table:table-cell office:value-type="string">
            <text:p>Czy w tej sytuacji, kiedy na sygnalizatorze nadawane jest sygnał żółty migający, powinieneś ustąpić pierwszeństwa pieszemu z lewej strony?</text:p>
          </table:table-cell>
          <table:table-cell office:value-type="boolean" office:boolean-value="true">
            <text:p>TRUE</text:p>
          </table:table-cell>
          <table:table-cell office:value-type="string">
            <text:p>15-9.2021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1">
            <text:p>13091</text:p>
          </table:table-cell>
          <table:table-cell office:value-type="string">
            <text:p>Czy w tej sytuacji, zbliżając się do skrzyżowania, jesteś zwolniony z obowiązku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5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2">
            <text:p>13092</text:p>
          </table:table-cell>
          <table:table-cell office:value-type="string">
            <text:p>Czy w przedstawionej sytuacji należy zachować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8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3">
            <text:p>13093</text:p>
          </table:table-cell>
          <table:table-cell office:value-type="string">
            <text:p>Czy przejeżdżając obok widocznego przystanku tramwajowego jesteś zwolniony z obowiązku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4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4">
            <text:p>13094</text:p>
          </table:table-cell>
          <table:table-cell office:value-type="string">
            <text:p>Czy podczas cofania, przy braku innych uczestników ruchu na tym odcinku drogi, możesz zrezygnować z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9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5">
            <text:p>13095</text:p>
          </table:table-cell>
          <table:table-cell office:value-type="string">
            <text:p>Czy w tej sytuacji możesz nie zachowywać szczególnej ostrożności?</text:p>
          </table:table-cell>
          <table:table-cell office:value-type="boolean" office:boolean-value="true">
            <text:p>TRUE</text:p>
          </table:table-cell>
          <table:table-cell office:value-type="string">
            <text:p>10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6">
            <text:p>13096</text:p>
          </table:table-cell>
          <table:table-cell office:value-type="string">
            <text:p>Czy w tej sytuacji powinieneś zmniejszyć prędkość i zachować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10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7">
            <text:p>13097</text:p>
          </table:table-cell>
          <table:table-cell office:value-type="string">
            <text:p>Czy w tej sytuacji powinieneś zachować szczególną ostrożność i zmniejszyć prędkość?</text:p>
          </table:table-cell>
          <table:table-cell office:value-type="boolean" office:boolean-value="false">
            <text:p>FALSE</text:p>
          </table:table-cell>
          <table:table-cell office:value-type="string">
            <text:p>11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8">
            <text:p>13098</text:p>
          </table:table-cell>
          <table:table-cell office:value-type="string">
            <text:p>Czy w tej sytuacji jadąc w tunelu za pojazdem szynowym, masz obowiązek zachować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12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9">
            <text:p>13099</text:p>
          </table:table-cell>
          <table:table-cell office:value-type="string">
            <text:p>Czy w tej sytuacji powinieneś zachować ograniczone zaufanie wobec wyprzedzanego rowerzysty, który nie trzyma rąk na kierownicy?</text:p>
          </table:table-cell>
          <table:table-cell office:value-type="boolean" office:boolean-value="true">
            <text:p>TRUE</text:p>
          </table:table-cell>
          <table:table-cell office:value-type="string">
            <text:p>13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0">
            <text:p>13100</text:p>
          </table:table-cell>
          <table:table-cell office:value-type="string">
            <text:p>Czy kierując pojazdem po zmierzchu oraz przy znacznym zachmurzeniu powinieneś zachować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14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1">
            <text:p>13101</text:p>
          </table:table-cell>
          <table:table-cell office:value-type="string">
            <text:p>Czy w tej sytuacji zbliżasz się do przecięcia z torowiskiem, które jest z pierwszeństwem przejazdu?</text:p>
          </table:table-cell>
          <table:table-cell office:value-type="boolean" office:boolean-value="true">
            <text:p>TRUE</text:p>
          </table:table-cell>
          <table:table-cell office:value-type="string">
            <text:p>GM_ W1(352)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2">
            <text:p>13102</text:p>
          </table:table-cell>
          <table:table-cell office:value-type="string">
            <text:p>Czy w tej sytuacji masz obowiązek ustąpienia pierwszeństwa pojazdom poruszającym się drogą poprzeczną?</text:p>
          </table:table-cell>
          <table:table-cell office:value-type="boolean" office:boolean-value="true">
            <text:p>TRUE</text:p>
          </table:table-cell>
          <table:table-cell office:value-type="string">
            <text:p>GM_W1_353_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3">
            <text:p>13103</text:p>
          </table:table-cell>
          <table:table-cell office:value-type="string">
            <text:p>Czy na takich światłach możesz poruszać się w dzień w warunkach zmniejszonej przejrzystości powietrza?</text:p>
          </table:table-cell>
          <table:table-cell office:value-type="boolean" office:boolean-value="false">
            <text:p>FALSE</text:p>
          </table:table-cell>
          <table:table-cell office:value-type="string">
            <text:p>GM_W14(153)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4">
            <text:p>13104</text:p>
          </table:table-cell>
          <table:table-cell office:value-type="string">
            <text:p>Czy możesz poruszać się na światłach przeciwmgłowych przednich w czasie opadów deszczu?</text:p>
          </table:table-cell>
          <table:table-cell office:value-type="boolean" office:boolean-value="true">
            <text:p>TRUE</text:p>
          </table:table-cell>
          <table:table-cell office:value-type="string">
            <text:p>GM_W14(154)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5">
            <text:p>13105</text:p>
          </table:table-cell>
          <table:table-cell office:value-type="string">
            <text:p>Czy masz obowiązek wyłączyć światła przeciwmgłowe tylne, jeżeli widoczność jest większa niż 50 m?</text:p>
          </table:table-cell>
          <table:table-cell office:value-type="boolean" office:boolean-value="true">
            <text:p>TRUE</text:p>
          </table:table-cell>
          <table:table-cell office:value-type="string">
            <text:p>GM_W14(155)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6">
            <text:p>13106</text:p>
          </table:table-cell>
          <table:table-cell office:value-type="string">
            <text:p>Czy masz obowiązek ustąpić pierwszeństwa pieszemu zbliżającemu się do przejścia dla pieszych?</text:p>
          </table:table-cell>
          <table:table-cell office:value-type="boolean" office:boolean-value="false">
            <text:p>FALSE</text:p>
          </table:table-cell>
          <table:table-cell office:value-type="string">
            <text:p>GM_W16_316_317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7">
            <text:p>13107</text:p>
          </table:table-cell>
          <table:table-cell office:value-type="string">
            <text:p>Czy w tej sytuacji masz obowiązek zwiększyć uwagę w stopniu umożliwiającym odpowiednio szybkie reagowanie?</text:p>
          </table:table-cell>
          <table:table-cell office:value-type="boolean" office:boolean-value="true">
            <text:p>TRUE</text:p>
          </table:table-cell>
          <table:table-cell office:value-type="string">
            <text:p>GM_W16_327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8">
            <text:p>13108</text:p>
          </table:table-cell>
          <table:table-cell office:value-type="string">
            <text:p>Czy w tej sytuacji masz obowiązek zatrzymać pojazd?</text:p>
          </table:table-cell>
          <table:table-cell office:value-type="boolean" office:boolean-value="true">
            <text:p>TRUE</text:p>
          </table:table-cell>
          <table:table-cell office:value-type="string">
            <text:p>GM_W16(318,319)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9">
            <text:p>13109</text:p>
          </table:table-cell>
          <table:table-cell office:value-type="string">
            <text:p>Czy w tej sytuacji możesz kontynuować jazdę?</text:p>
          </table:table-cell>
          <table:table-cell office:value-type="boolean" office:boolean-value="false">
            <text:p>FALSE</text:p>
          </table:table-cell>
          <table:table-cell office:value-type="string">
            <text:p>GM_W16(318,319)N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1">
            <text:p>13111</text:p>
          </table:table-cell>
          <table:table-cell office:value-type="string">
            <text:p>Czy w tej sytuacji masz obowiązek zatrzymać pojazd w celu ustąpienia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GM_W16_321_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2">
            <text:p>13112</text:p>
          </table:table-cell>
          <table:table-cell office:value-type="string">
            <text:p>Czy w tej sytuacji musisz ograniczyć zaufanie do pieszego?</text:p>
          </table:table-cell>
          <table:table-cell office:value-type="boolean" office:boolean-value="true">
            <text:p>TRUE</text:p>
          </table:table-cell>
          <table:table-cell office:value-type="string">
            <text:p>GM_W16_(322)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3">
            <text:p>13113</text:p>
          </table:table-cell>
          <table:table-cell office:value-type="string">
            <text:p>Czy w tej sytuacji masz obowiązek powstrzymać się od ruchu w celu ustąpienia pierwszeństwa pieszemu wchodzącemu na przejście?</text:p>
          </table:table-cell>
          <table:table-cell office:value-type="boolean" office:boolean-value="true">
            <text:p>TRUE</text:p>
          </table:table-cell>
          <table:table-cell office:value-type="string">
            <text:p>GM_W16(323)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4">
            <text:p>13114</text:p>
          </table:table-cell>
          <table:table-cell office:value-type="string">
            <text:p>Czy w tej sytuacji masz obowiązek zatrzymać pojazd w celu ustąpienia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GM_W16(324)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6">
            <text:p>13116</text:p>
          </table:table-cell>
          <table:table-cell office:value-type="string">
            <text:p>Czy za tym znakiem 'strefa zamieszkania' urządzenia wymuszające powolną jazdę mogą nie być oznakowane znakami ostrzegawczymi?</text:p>
          </table:table-cell>
          <table:table-cell office:value-type="boolean" office:boolean-value="true">
            <text:p>TRUE</text:p>
          </table:table-cell>
          <table:table-cell office:value-type="string">
            <text:p>F07_strefa_zamieszkania_i_prog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17">
            <text:p>13117</text:p>
          </table:table-cell>
          <table:table-cell office:value-type="string">
            <text:p>Czy ten znak drogowy uprzedza o początku odcinka drogi, na którym średnia prędkość jazdy jest<text:s text:c="2"/>kontrolowana i rejestrowana przez stacjonarne urządzenie rejestrujące?</text:p>
          </table:table-cell>
          <table:table-cell office:value-type="boolean" office:boolean-value="true">
            <text:p>TRUE</text:p>
          </table:table-cell>
          <table:table-cell office:value-type="string">
            <text:p>F18_pomiar_predkosc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18">
            <text:p>13118</text:p>
          </table:table-cell>
          <table:table-cell office:value-type="string">
            <text:p>Czy w tej sytuacji powinieneś zwiększyć uwagę, w stopniu umożliwiającym odpowiednio szybkie</text:p>
            <text:p>reagowanie?</text:p>
          </table:table-cell>
          <table:table-cell office:value-type="boolean" office:boolean-value="true">
            <text:p>TRUE</text:p>
          </table:table-cell>
          <table:table-cell office:value-type="string">
            <text:p>GM_W16_32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9">
            <text:p>13119</text:p>
          </table:table-cell>
          <table:table-cell office:value-type="string">
            <text:p>Czy ten znak oznacza wjazd do strefy czystego transportu?</text:p>
          </table:table-cell>
          <table:table-cell office:value-type="boolean" office:boolean-value="true">
            <text:p>TRUE</text:p>
          </table:table-cell>
          <table:table-cell office:value-type="string">
            <text:p>znak_D5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0">
            <text:p>13120</text:p>
          </table:table-cell>
          <table:table-cell office:value-type="string">
            <text:p>Czy ten znak zezwala na wjazd do strefy czystego transportu tylko pojazdom elektrycznym?</text:p>
          </table:table-cell>
          <table:table-cell office:value-type="boolean" office:boolean-value="false">
            <text:p>FALSE</text:p>
          </table:table-cell>
          <table:table-cell office:value-type="string">
            <text:p>znak_D5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1">
            <text:p>13121</text:p>
          </table:table-cell>
          <table:table-cell office:value-type="string">
            <text:p>Czy masz obowiązek ustąpić pierwszeństwa pieszemu wchodzącemu na przejście dla pieszych?</text:p>
          </table:table-cell>
          <table:table-cell office:value-type="boolean" office:boolean-value="false">
            <text:p>FALSE</text:p>
          </table:table-cell>
          <table:table-cell office:value-type="string">
            <text:p>GM_W16_327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22">
            <text:p>13122</text:p>
          </table:table-cell>
          <table:table-cell office:value-type="string">
            <text:p>Czy ten znak zezwala na wjazd do strefy czystego transportu pojazdom napędzanym wodorem?</text:p>
          </table:table-cell>
          <table:table-cell office:value-type="boolean" office:boolean-value="true">
            <text:p>TRUE</text:p>
          </table:table-cell>
          <table:table-cell office:value-type="string">
            <text:p>znak_D5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3">
            <text:p>13123</text:p>
          </table:table-cell>
          <table:table-cell office:value-type="string">
            <text:p>Czy ten znak zezwala na wjazd do strefy czystego transportu pojazdem, który jest napędzany gazem ziemnym?</text:p>
          </table:table-cell>
          <table:table-cell office:value-type="boolean" office:boolean-value="true">
            <text:p>TRUE</text:p>
          </table:table-cell>
          <table:table-cell office:value-type="string">
            <text:p>znak_D5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4">
            <text:p>13124</text:p>
          </table:table-cell>
          <table:table-cell office:value-type="string">
            <text:p>Czy najbliższy znak informuje kierującego pojazdem, że wjazd na drogę znajdującą się po prawej stronie jest zabroniony dla niektórych pojazdów?</text:p>
          </table:table-cell>
          <table:table-cell office:value-type="boolean" office:boolean-value="true">
            <text:p>TRUE</text:p>
          </table:table-cell>
          <table:table-cell office:value-type="string">
            <text:p>F16_wjazd_doTarnowa_i_C5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5">
            <text:p>13125</text:p>
          </table:table-cell>
          <table:table-cell office:value-type="string">
            <text:p>Czy znak ten uprzedza kierującego, że w razie jazdy na wprost, po przejechaniu odcinka 450 m za skrzyżowaniem będzie obowiązywał zakaz ruchu pojazdów 5 ton?</text:p>
          </table:table-cell>
          <table:table-cell office:value-type="boolean" office:boolean-value="true">
            <text:p>TRUE</text:p>
          </table:table-cell>
          <table:table-cell office:value-type="string">
            <text:p>F23_znaki_uprzedzajace_o_zakazie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6">
            <text:p>13126</text:p>
          </table:table-cell>
          <table:table-cell office:value-type="string">
            <text:p>Czy kierując pojazdem o dopuszczalnej masie całkowitej przekraczającej 5 ton, widząc ten znak informacyjny, będziesz miał możliwość zawrócenia przed miejscem, w którym wjazd jest zabroniony?</text:p>
          </table:table-cell>
          <table:table-cell office:value-type="boolean" office:boolean-value="true">
            <text:p>TRUE</text:p>
          </table:table-cell>
          <table:table-cell office:value-type="string">
            <text:p>F24_zakaz_za350m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7">
            <text:p>13127</text:p>
          </table:table-cell>
          <table:table-cell office:value-type="string">
            <text:p>Czy za tym znakiem 'strefa zamieszkania' kierujący może spodziewać się pieszych, korzystających z całej szerokości drogi?</text:p>
          </table:table-cell>
          <table:table-cell office:value-type="boolean" office:boolean-value="true">
            <text:p>TRUE</text:p>
          </table:table-cell>
          <table:table-cell office:value-type="string">
            <text:p>F07_strefa_zamieszkania_i_prog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8">
            <text:p>13128</text:p>
          </table:table-cell>
          <table:table-cell office:value-type="string">
            <text:p>Czy ten znak oznacza, że przejeżdżasz przed kierującym zbliżającym się z kierunku przeciwnego?</text:p>
          </table:table-cell>
          <table:table-cell office:value-type="boolean" office:boolean-value="true">
            <text:p>TRUE</text:p>
          </table:table-cell>
          <table:table-cell office:value-type="string">
            <text:p>F21_znak_informacyjny_strzalk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9">
            <text:p>13129</text:p>
          </table:table-cell>
          <table:table-cell office:value-type="string">
            <text:p>Czy ten znak drogowy uprzedza o miejscu, w którym prędkość jazdy jest kontrolowana i rejestrowana przez stacjonarne urządzenie rejestrujące?</text:p>
          </table:table-cell>
          <table:table-cell office:value-type="boolean" office:boolean-value="false">
            <text:p>FALSE</text:p>
          </table:table-cell>
          <table:table-cell office:value-type="string">
            <text:p>F18_pomiar_predkosc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30">
            <text:p>13130</text:p>
          </table:table-cell>
          <table:table-cell office:value-type="string">
            <text:p>Czy kierujący zespołem pojazdów o rzeczywistej masie całkowitej powyżej 3,5 tony jest uprzedzany o zakazie występującym na wskazanej drodze bezpośrednio za skrzyżowaniem?</text:p>
          </table:table-cell>
          <table:table-cell office:value-type="boolean" office:boolean-value="true">
            <text:p>TRUE</text:p>
          </table:table-cell>
          <table:table-cell office:value-type="string">
            <text:p>F23_znaki_uprzedzajace_o_zakazie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31">
            <text:p>13131</text:p>
          </table:table-cell>
          <table:table-cell office:value-type="string">
            <text:p>Czy w tej sytuacji masz obowiązek ustąpić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TF06a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2">
            <text:p>13132</text:p>
          </table:table-cell>
          <table:table-cell office:value-type="string">
            <text:p>Czy w przedstawionej sytuacji masz obowiązek ustąpić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F06_oczekujacy_na_przejsciu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3">
            <text:p>13133</text:p>
          </table:table-cell>
          <table:table-cell office:value-type="string">
            <text:p>Czy w przedstawionej sytuacji możesz przejechać przed pieszym, który oczekuje na przejście?</text:p>
          </table:table-cell>
          <table:table-cell office:value-type="boolean" office:boolean-value="false">
            <text:p>FALSE</text:p>
          </table:table-cell>
          <table:table-cell office:value-type="string">
            <text:p>F02_znajdujacy_sie_na_przejsciu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4">
            <text:p>13134</text:p>
          </table:table-cell>
          <table:table-cell office:value-type="string">
            <text:p>Czy w przedstawionej sytuacji możesz przejechać przed pieszym?</text:p>
          </table:table-cell>
          <table:table-cell office:value-type="boolean" office:boolean-value="false">
            <text:p>FALSE</text:p>
          </table:table-cell>
          <table:table-cell office:value-type="string">
            <text:p>F0546_lwowska_pieszy_na_przejsciu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5">
            <text:p>13135</text:p>
          </table:table-cell>
          <table:table-cell office:value-type="string">
            <text:p>Czy w przedstawionej sytuacji doszło do nieustąpienia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TF06c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6">
            <text:p>13136</text:p>
          </table:table-cell>
          <table:table-cell office:value-type="string">
            <text:p>Czy w przedstawionej sytuacji masz obowiązek ustąpić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TF06b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7">
            <text:p>13137</text:p>
          </table:table-cell>
          <table:table-cell office:value-type="string">
            <text:p>Czy w przedstawionej sytuacji masz obowiązek ustąpić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F08_pieszy_na_jezdni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8">
            <text:p>13138</text:p>
          </table:table-cell>
          <table:table-cell office:value-type="string">
            <text:p>Czy w tej sytuacji masz obowiązek ustąpić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TF08b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9">
            <text:p>13139</text:p>
          </table:table-cell>
          <table:table-cell office:value-type="string">
            <text:p>Czy w tej sytuacji masz obowiązek zatrzymać pojazd w celu umożliwienia przejścia pieszemu przez jezdnię?</text:p>
          </table:table-cell>
          <table:table-cell office:value-type="boolean" office:boolean-value="true">
            <text:p>TRUE</text:p>
          </table:table-cell>
          <table:table-cell office:value-type="string">
            <text:p>TF02a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0">
            <text:p>13140</text:p>
          </table:table-cell>
          <table:table-cell office:value-type="string">
            <text:p>Czy w tej sytuacji masz obowiązek zatrzymać pojazd i umożliwić pieszemu przejście na drugą stronę drogi?</text:p>
          </table:table-cell>
          <table:table-cell office:value-type="boolean" office:boolean-value="false">
            <text:p>FALSE</text:p>
          </table:table-cell>
          <table:table-cell office:value-type="string">
            <text:p>TF08a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1">
            <text:p>13141</text:p>
          </table:table-cell>
          <table:table-cell office:value-type="string">
            <text:p>Czy w tej sytuacji skręcając w prawo do posesji, masz obowiązek ustąpić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TF10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2">
            <text:p>13142</text:p>
          </table:table-cell>
          <table:table-cell office:value-type="string">
            <text:p>Czy w przedstawionej sytuacji możesz wyprzedzić pojazd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F25a_wyprzedzanie_z_prawej_i_lewej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3">
            <text:p>13143</text:p>
          </table:table-cell>
          <table:table-cell office:value-type="string">
            <text:p>Czy w przedstawionej sytuacji możesz wykonać manewr wyprzedzania?</text:p>
          </table:table-cell>
          <table:table-cell office:value-type="boolean" office:boolean-value="false">
            <text:p>FALSE</text:p>
          </table:table-cell>
          <table:table-cell office:value-type="string">
            <text:p>F11_wyprzedzanie_przed_przejsciem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4">
            <text:p>13144</text:p>
          </table:table-cell>
          <table:table-cell office:value-type="string">
            <text:p>Czy na tym skrzyżowaniu możesz wyprzedzić pojazd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F20_wyprzedzanie_skrzyzowan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5">
            <text:p>13145</text:p>
          </table:table-cell>
          <table:table-cell office:value-type="string">
            <text:p>Czy w przedstawionej sytuacji możesz wyprzedzić z lewej lub prawej strony pojazd jadący przed Tobą?</text:p>
          </table:table-cell>
          <table:table-cell office:value-type="boolean" office:boolean-value="true">
            <text:p>TRUE</text:p>
          </table:table-cell>
          <table:table-cell office:value-type="string">
            <text:p>F25a_wyprzedzanie_z_prawej_i_lewej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6">
            <text:p>13146</text:p>
          </table:table-cell>
          <table:table-cell office:value-type="string">
            <text:p>Czy podczas wyprzedzania hulajnogi elektrycznej masz obowiązek zachować odstęp nie mniejszy niż jeden metr?</text:p>
          </table:table-cell>
          <table:table-cell office:value-type="boolean" office:boolean-value="true">
            <text:p>TRUE</text:p>
          </table:table-cell>
          <table:table-cell office:value-type="string">
            <text:p>GM-W12_457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7">
            <text:p>13147</text:p>
          </table:table-cell>
          <table:table-cell office:value-type="string">
            <text:p>Czy w tej sytuacji musisz powstrzymać się od wyprzedzania?</text:p>
          </table:table-cell>
          <table:table-cell office:value-type="boolean" office:boolean-value="true">
            <text:p>TRUE</text:p>
          </table:table-cell>
          <table:table-cell office:value-type="string">
            <text:p>GM-W12_458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8">
            <text:p>13148</text:p>
          </table:table-cell>
          <table:table-cell office:value-type="string">
            <text:p>Czy w tej sytuacji możesz wyprzedzać?</text:p>
          </table:table-cell>
          <table:table-cell office:value-type="boolean" office:boolean-value="false">
            <text:p>FALSE</text:p>
          </table:table-cell>
          <table:table-cell office:value-type="string">
            <text:p>GM-W12_459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9">
            <text:p>13149</text:p>
          </table:table-cell>
          <table:table-cell office:value-type="string">
            <text:p>Czy w tej sytuacji wolno Ci wyprzedzić rowerzystę?</text:p>
          </table:table-cell>
          <table:table-cell office:value-type="boolean" office:boolean-value="false">
            <text:p>FALSE</text:p>
          </table:table-cell>
          <table:table-cell office:value-type="string">
            <text:p>GM_W12_(460)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0">
            <text:p>13150</text:p>
          </table:table-cell>
          <table:table-cell office:value-type="string">
            <text:p>Czy w przedstawionej sytuacji możesz wyprzedzić pojazd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TF19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1">
            <text:p>13151</text:p>
          </table:table-cell>
          <table:table-cell office:value-type="string">
            <text:p>Czy w tej sytuacji możesz wyprzedzić na przejściu dla pieszych, pojazd jadący lewym pasem ruchu?</text:p>
          </table:table-cell>
          <table:table-cell office:value-type="boolean" office:boolean-value="true">
            <text:p>TRUE</text:p>
          </table:table-cell>
          <table:table-cell office:value-type="string">
            <text:p>F20a_wyprzedzanie_przejs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2">
            <text:p>13152</text:p>
          </table:table-cell>
          <table:table-cell office:value-type="string">
            <text:p>Czy w tej sytuacji możesz kontynuować jazdę?</text:p>
          </table:table-cell>
          <table:table-cell office:value-type="boolean" office:boolean-value="false">
            <text:p>FALSE</text:p>
          </table:table-cell>
          <table:table-cell office:value-type="string">
            <text:p>GM_W9-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3">
            <text:p>13153</text:p>
          </table:table-cell>
          <table:table-cell office:value-type="string">
            <text:p>Czy w tej sytuacji masz obowiązek powstrzymać się od ruchu?</text:p>
          </table:table-cell>
          <table:table-cell office:value-type="boolean" office:boolean-value="true">
            <text:p>TRUE</text:p>
          </table:table-cell>
          <table:table-cell office:value-type="string">
            <text:p>GM_W9-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4">
            <text:p>13154</text:p>
          </table:table-cell>
          <table:table-cell office:value-type="string">
            <text:p>Czy w tej sytuacji możesz kontynuować jazdę?</text:p>
          </table:table-cell>
          <table:table-cell office:value-type="boolean" office:boolean-value="true">
            <text:p>TRUE</text:p>
          </table:table-cell>
          <table:table-cell office:value-type="string">
            <text:p>GM_W9-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5">
            <text:p>13155</text:p>
          </table:table-cell>
          <table:table-cell office:value-type="string">
            <text:p>Czy w tej sytuacji, żeby kontynuować jazdę, musisz oczekiwać na zmianę sygnału czerwonego na zielony?</text:p>
          </table:table-cell>
          <table:table-cell office:value-type="boolean" office:boolean-value="false">
            <text:p>FALSE</text:p>
          </table:table-cell>
          <table:table-cell office:value-type="string">
            <text:p>GM_W9-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6">
            <text:p>13156</text:p>
          </table:table-cell>
          <table:table-cell office:value-type="string">
            <text:p>Czy wolno Ci wyprzedzić na przejściu dla pieszych pojazd jadący prawym pasem ruchu?</text:p>
          </table:table-cell>
          <table:table-cell office:value-type="boolean" office:boolean-value="false">
            <text:p>FALSE</text:p>
          </table:table-cell>
          <table:table-cell office:value-type="string">
            <text:p>F22_wyprzedzanie_przed_przejsciem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7">
            <text:p>13157</text:p>
          </table:table-cell>
          <table:table-cell office:value-type="string">
            <text:p>Czy w tej sytuacji wolno Ci wykonać manewr wyprzedzania?</text:p>
          </table:table-cell>
          <table:table-cell office:value-type="boolean" office:boolean-value="false">
            <text:p>FALSE</text:p>
          </table:table-cell>
          <table:table-cell office:value-type="string">
            <text:p>F12_wyprzedzanie_przed_skrzyzowaniem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8">
            <text:p>13158</text:p>
          </table:table-cell>
          <table:table-cell office:value-type="string">
            <text:p>Czy na tej jezdni zabronione jest wyprzedzanie z prawej strony?</text:p>
          </table:table-cell>
          <table:table-cell office:value-type="boolean" office:boolean-value="false">
            <text:p>FALSE</text:p>
          </table:table-cell>
          <table:table-cell office:value-type="string">
            <text:p>F25a_wyprzedzanie_z_prawej_i_lewej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9">
            <text:p>13159</text:p>
          </table:table-cell>
          <table:table-cell office:value-type="string">
            <text:p>Czy w tej sytuacji wolno Ci wyprzedzić jadący przed Tobą pojazd z prawej strony?</text:p>
          </table:table-cell>
          <table:table-cell office:value-type="boolean" office:boolean-value="false">
            <text:p>FALSE</text:p>
          </table:table-cell>
          <table:table-cell office:value-type="string">
            <text:p>F25_wyprzedzanie_z_prawej_strony_przejs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0">
            <text:p>13160</text:p>
          </table:table-cell>
          <table:table-cell office:value-type="string">
            <text:p>Czy w tej sytuacji możesz kontynuować jazdę?</text:p>
          </table:table-cell>
          <table:table-cell office:value-type="boolean" office:boolean-value="false">
            <text:p>FALSE</text:p>
          </table:table-cell>
          <table:table-cell office:value-type="string">
            <text:p>GM_W9 - 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1">
            <text:p>13161</text:p>
          </table:table-cell>
          <table:table-cell office:value-type="string">
            <text:p>Czy w tej sytuacji musisz oczekiwać na opuszczenie przejścia dla pieszych przez dzieci i osobę kierującą ruchem?</text:p>
          </table:table-cell>
          <table:table-cell office:value-type="boolean" office:boolean-value="true">
            <text:p>TRUE</text:p>
          </table:table-cell>
          <table:table-cell office:value-type="string">
            <text:p>GM_W9 - 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2">
            <text:p>13162</text:p>
          </table:table-cell>
          <table:table-cell office:value-type="string">
            <text:p>Czy w tej sytuacji musisz się zatrzymać?</text:p>
          </table:table-cell>
          <table:table-cell office:value-type="boolean" office:boolean-value="true">
            <text:p>TRUE</text:p>
          </table:table-cell>
          <table:table-cell office:value-type="string">
            <text:p>GM_W9-4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3">
            <text:p>13163</text:p>
          </table:table-cell>
          <table:table-cell office:value-type="string">
            <text:p>Czy w tej sytuacji wolno Ci kontynuować jazdę?</text:p>
          </table:table-cell>
          <table:table-cell office:value-type="boolean" office:boolean-value="true">
            <text:p>TRUE</text:p>
          </table:table-cell>
          <table:table-cell office:value-type="string">
            <text:p>GM_W9-4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4">
            <text:p>13164</text:p>
          </table:table-cell>
          <table:table-cell office:value-type="string">
            <text:p>Czy w tej sytuacji masz obowiązek zmniejszyć prędkość, żeby nie narazić pieszego na niebezpieczeństwo?</text:p>
          </table:table-cell>
          <table:table-cell office:value-type="boolean" office:boolean-value="true">
            <text:p>TRUE</text:p>
          </table:table-cell>
          <table:table-cell office:value-type="string">
            <text:p>GM_W16_32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5">
            <text:p>13165</text:p>
          </table:table-cell>
          <table:table-cell office:value-type="string">
            <text:p>Czy wyprzedzając rowerzystę masz obowiązek zachować odstęp nie mniejszy niż jeden metr?</text:p>
          </table:table-cell>
          <table:table-cell office:value-type="boolean" office:boolean-value="true">
            <text:p>TRUE</text:p>
          </table:table-cell>
          <table:table-cell office:value-type="string">
            <text:p>GM_W12_(467)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6">
            <text:p>13166</text:p>
          </table:table-cell>
          <table:table-cell office:value-type="string">
            <text:p>Czy w tej sytuacji możesz rozpocząć wyprzedzanie?</text:p>
          </table:table-cell>
          <table:table-cell office:value-type="boolean" office:boolean-value="false">
            <text:p>FALSE</text:p>
          </table:table-cell>
          <table:table-cell office:value-type="string">
            <text:p>Klip7 00_00_05-00_00_13~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7">
            <text:p>13167</text:p>
          </table:table-cell>
          <table:table-cell office:value-type="string">
            <text:p>Czy w tej sytuacji masz obowiązek sygnalizować manewr wyprzedzania z prawej strony?</text:p>
          </table:table-cell>
          <table:table-cell office:value-type="boolean" office:boolean-value="false">
            <text:p>FALSE</text:p>
          </table:table-cell>
          <table:table-cell office:value-type="string">
            <text:p>GM_W12_(471,469) 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8">
            <text:p>13168</text:p>
          </table:table-cell>
          <table:table-cell office:value-type="string">
            <text:p>Czy w tej sytuacji powstrzymasz się od wyprzedzania?</text:p>
          </table:table-cell>
          <table:table-cell office:value-type="boolean" office:boolean-value="true">
            <text:p>TRUE</text:p>
          </table:table-cell>
          <table:table-cell office:value-type="string">
            <text:p>GM_W12_(470) 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9">
            <text:p>13169</text:p>
          </table:table-cell>
          <table:table-cell office:value-type="string">
            <text:p>Czy w tej sytuacji możesz przejechać obok rowerzysty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GM_W12_(471,469) 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70">
            <text:p>13170</text:p>
          </table:table-cell>
          <table:table-cell office:value-type="string">
            <text:p>Czy wyprzedzając hulajnogę elektryczną masz obowiązek utrzymać odstęp nie mniejszy niż 1 m?</text:p>
          </table:table-cell>
          <table:table-cell office:value-type="boolean" office:boolean-value="true">
            <text:p>TRUE</text:p>
          </table:table-cell>
          <table:table-cell office:value-type="string">
            <text:p>GM-W12_457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71">
            <text:p>13171</text:p>
          </table:table-cell>
          <table:table-cell office:value-type="string">
            <text:p>Czy masz obowiązek ustąpić pierwszeństwa pieszemu wchodzącemu na przejście?</text:p>
          </table:table-cell>
          <table:table-cell office:value-type="boolean" office:boolean-value="true">
            <text:p>TRUE</text:p>
          </table:table-cell>
          <table:table-cell office:value-type="string">
            <text:p>GM_W16_(340)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